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1cm" style:rel-column-width="17287*"/>
    </style:style>
    <style:style style:name="Table2.B" style:family="table-column">
      <style:table-column-properties style:column-width="10.998cm" style:rel-column-width="482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0.002cm solid #0000ff" fo:border-bottom="0.002cm solid #0000ff"/>
    </style:style>
    <style:style style:name="Table2.B2" style:family="table-cell">
      <style:table-cell-properties fo:padding="0.097cm" fo:border="0.002cm solid #0000ff"/>
    </style:style>
    <style:style style:name="Table2.A3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7cm" style:rel-column-width="18293*"/>
    </style:style>
    <style:style style:name="Table1.B" style:family="table-column">
      <style:table-column-properties style:column-width="10.769cm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Method_20_Table_20_Description">
      <style:text-properties fo:font-size="11pt" style:font-size-asian="11pt" style:font-size-complex="11pt"/>
    </style:style>
    <style:style style:name="P8" style:family="paragraph" style:parent-style-name="Method_20_Table_20_Description"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9" style:family="paragraph" style:parent-style-name="Code_20_Listing">
      <style:paragraph-properties fo:margin-left="0.3cm" fo:margin-right="0cm" fo:text-indent="0cm" style:auto-text-indent="false"/>
    </style:style>
    <style:style style:name="P10" style:family="paragraph" style:parent-style-name="Class_20_Description"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Class_20_Description">
      <style:text-properties fo:font-size="12pt" style:font-size-asian="12pt" style:font-size-complex="12pt"/>
    </style:style>
    <style:style style:name="P12" style:family="paragraph" style:parent-style-name="Method_20_Body">
      <style:text-properties style:text-underline-style="none"/>
    </style:style>
    <style:style style:name="P13" style:family="paragraph" style:parent-style-name="Method_20_Body">
      <style:text-properties style:text-underline-style="none" fo:font-weight="normal" style:font-weight-asian="normal" style:font-weight-complex="normal"/>
    </style:style>
    <style:style style:name="P14" style:family="paragraph" style:parent-style-name="Method_20_Body">
      <style:text-properties style:text-underline-style="none" fo:font-weight="bold" style:font-weight-asian="bold" style:font-weight-complex="bold"/>
    </style:style>
    <style:style style:name="P15" style:family="paragraph" style:parent-style-name="Method_20_Body">
      <style:text-properties fo:font-weight="bold" style:font-weight-asian="bold" style:font-weight-complex="bold"/>
    </style:style>
    <style:style style:name="P16" style:family="paragraph" style:parent-style-name="Method_20_Body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7" style:family="paragraph" style:parent-style-name="Method_20_Code_20_Listing">
      <style:text-properties fo:color="#000080"/>
    </style:style>
    <style:style style:name="P18" style:family="paragraph" style:parent-style-name="Method_20_Body">
      <style:paragraph-properties fo:margin-left="1.251cm" fo:margin-right="0cm" fo:text-indent="0cm" style:auto-text-indent="false"/>
    </style:style>
    <style:style style:name="P19" style:family="paragraph" style:parent-style-name="Method_20_Body">
      <style:paragraph-properties fo:margin-left="1.251cm" fo:margin-right="0cm" fo:text-indent="0cm" style:auto-text-indent="false"/>
      <style:text-properties style:text-underline-style="none"/>
    </style:style>
    <style:style style:name="P20" style:family="paragraph" style:parent-style-name="Method_20_Body">
      <style:paragraph-properties fo:margin-left="0cm" fo:margin-right="0cm" fo:text-indent="0cm" style:auto-text-indent="false"/>
    </style:style>
    <style:style style:name="P21" style:family="paragraph" style:parent-style-name="Method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Code_20_Listing">
      <style:text-properties fo:color="#000080"/>
    </style:style>
    <style:style style:name="P23" style:family="paragraph" style:parent-style-name="Code_20_Listing">
      <style:paragraph-properties fo:margin-left="0cm" fo:margin-right="0cm" fo:text-indent="0cm" style:auto-text-indent="false"/>
    </style:style>
    <style:style style:name="P24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5" style:family="paragraph" style:parent-style-name="Code_20_Listing">
      <style:paragraph-properties fo:break-before="page"/>
      <style:text-properties fo:color="#000080"/>
    </style:style>
    <style:style style:name="P2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Method_20_Listing_20_Title">
      <style:paragraph-properties fo:break-before="page"/>
    </style:style>
    <style:style style:name="P29" style:family="paragraph" style:parent-style-name="Class_20_Title" style:master-page-name="Standard">
      <style:paragraph-properties style:page-number="auto"/>
    </style:style>
    <style:style style:name="P30" style:family="paragraph" style:parent-style-name="Criteria_20_Body" style:list-style-name="L1"/>
    <style:style style:name="P31" style:family="paragraph" style:parent-style-name="Coding_20_Title">
      <style:paragraph-properties fo:break-before="page"/>
    </style:style>
    <style:style style:name="P32" style:family="paragraph" style:parent-style-name="Method_20_Title">
      <style:text-properties style:text-underline-style="none"/>
    </style:style>
    <style:style style:name="P33" style:family="paragraph" style:parent-style-name="Method_20_Title">
      <style:paragraph-properties fo:break-before="page"/>
    </style:style>
    <style:style style:name="P34" style:family="paragraph" style:parent-style-name="Method_20_Title">
      <style:paragraph-properties fo:break-before="page"/>
      <style:text-properties style:text-underline-style="none" fo:font-weight="bold" style:font-weight-asian="bold" style:font-weight-complex="bold"/>
    </style:style>
    <style:style style:name="P35" style:family="paragraph" style:parent-style-name="Method_20_Body" style:list-style-name="L2"/>
    <style:style style:name="P36" style:family="paragraph" style:parent-style-name="Method_20_Body" style:list-style-name="L3"/>
    <style:style style:name="P37" style:family="paragraph" style:parent-style-name="Method_20_Body" style:list-style-name="L4"/>
    <style:style style:name="P38" style:family="paragraph" style:parent-style-name="Method_20_Body" style:list-style-name="L5"/>
    <style:style style:name="P39" style:family="paragraph" style:parent-style-name="Method_20_Body" style:list-style-name="L6"/>
    <style:style style:name="P40" style:family="paragraph" style:parent-style-name="Method_20_Body" style:list-style-name="L7"/>
    <style:style style:name="P41" style:family="paragraph" style:parent-style-name="Method_20_Body" style:list-style-name="L8"/>
    <style:style style:name="P42" style:family="paragraph" style:parent-style-name="Method_20_Body" style:list-style-name="L9"/>
    <style:style style:name="P43" style:family="paragraph" style:parent-style-name="Method_20_Body" style:list-style-name="L10"/>
    <style:style style:name="P44" style:family="paragraph" style:parent-style-name="Method_20_Body" style:list-style-name="L11"/>
    <style:style style:name="P45" style:family="paragraph" style:parent-style-name="Method_20_Body" style:list-style-name="L12"/>
    <style:style style:name="P46" style:family="paragraph" style:parent-style-name="Method_20_Body" style:list-style-name="L13"/>
    <style:style style:name="P47" style:family="paragraph" style:parent-style-name="Method_20_Body">
      <style:text-properties style:text-underline-style="none"/>
    </style:style>
    <style:style style:name="P48" style:family="paragraph" style:parent-style-name="Method_20_Body">
      <style:text-properties style:text-underline-style="none" fo:font-weight="normal" style:font-weight-asian="normal" style:font-weight-complex="normal"/>
    </style:style>
    <style:style style:name="P49" style:family="paragraph" style:parent-style-name="Method_20_Body" style:list-style-name="L13">
      <style:text-properties style:text-underline-style="none" fo:font-weight="normal" style:font-weight-asian="normal" style:font-weight-complex="normal"/>
    </style:style>
    <style:style style:name="P50" style:family="paragraph" style:parent-style-name="Method_20_Body" style:list-style-name="L17">
      <style:text-properties style:text-underline-style="none" fo:font-weight="normal" style:font-weight-asian="normal" style:font-weight-complex="normal"/>
    </style:style>
    <style:style style:name="P51" style:family="paragraph" style:parent-style-name="Method_20_Body">
      <style:text-properties style:text-underline-style="none" fo:font-weight="bold" style:font-weight-asian="bold" style:font-weight-complex="bold"/>
    </style:style>
    <style:style style:name="P52" style:family="paragraph" style:parent-style-name="Method_20_Body" style:list-style-name="L14"/>
    <style:style style:name="P53" style:family="paragraph" style:parent-style-name="Method_20_Body" style:list-style-name="L15"/>
    <style:style style:name="P54" style:family="paragraph" style:parent-style-name="Method_20_Body" style:list-style-name="L16"/>
    <style:style style:name="P55" style:family="paragraph" style:parent-style-name="Method_20_Body">
      <style:text-properties fo:font-weight="bold" style:font-weight-asian="bold" style:font-weight-complex="bold"/>
    </style:style>
    <style:style style:name="P56" style:family="paragraph" style:parent-style-name="Method_20_Body" style:list-style-name="L17"/>
    <style:style style:name="P57" style:family="paragraph" style:parent-style-name="Method_20_Body" style:list-style-name="L18"/>
    <style:style style:name="P58" style:family="paragraph" style:parent-style-name="Method_20_Body" style:list-style-name="L19"/>
    <style:style style:name="P59" style:family="paragraph" style:parent-style-name="Method_20_Body" style:list-style-name="L20"/>
    <style:style style:name="P60" style:family="paragraph" style:parent-style-name="Method_20_Body" style:list-style-name="L21"/>
    <style:style style:name="P61" style:family="paragraph" style:parent-style-name="Method_20_Body">
      <style:text-properties fo:font-style="normal" fo:font-weight="bold" style:font-style-asian="normal" style:font-weight-asian="bold" style:font-style-complex="normal" style:font-weight-complex="bold"/>
    </style:style>
    <style:style style:name="P62" style:family="paragraph" style:parent-style-name="Method_20_Body" style:list-style-name="L22"/>
    <style:style style:name="P63" style:family="paragraph" style:parent-style-name="Method_20_Body" style:list-style-name="L23"/>
    <style:style style:name="P64" style:family="paragraph" style:parent-style-name="Method_20_Body" style:list-style-name="L24"/>
    <style:style style:name="P65" style:family="paragraph" style:parent-style-name="Method_20_Body">
      <style:paragraph-properties fo:margin-left="1.251cm" fo:margin-right="0cm" fo:text-indent="0cm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style:font-size-asian="10pt" style:font-size-complex="10pt"/>
    </style:style>
    <style:style style:name="T12" style:family="text">
      <style:text-properties style:text-underline-style="none" style:font-size-asian="10pt" style:font-size-complex="10pt" style:font-weight-complex="bold"/>
    </style:style>
    <style:style style:name="T13" style:family="text">
      <style:text-properties style:text-underline-style="none" style:font-size-asian="11pt" style:font-size-complex="11pt"/>
    </style:style>
    <style:style style:name="T14" style:family="text">
      <style:text-properties style:text-underline-style="none" style:font-size-asian="11pt" style:font-size-complex="11pt" style:font-weight-complex="normal"/>
    </style:style>
    <style:style style:name="T15" style:family="text">
      <style:text-properties style:text-underline-style="none" style:font-size-asian="10.5pt" style:font-size-complex="10.5pt" style:font-weight-complex="normal"/>
    </style:style>
    <style:style style:name="T16" style:family="text">
      <style:text-properties style:text-underline-style="none" style:font-weight-complex="normal"/>
    </style:style>
    <style:style style:name="T17" style:family="text">
      <style:text-properties fo:color="#000000"/>
    </style:style>
    <style:style style:name="T18" style:family="text">
      <style:text-properties style:font-name="Liberation Mono" fo:font-size="9pt" style:font-size-asian="9pt" style:font-size-complex="9pt"/>
    </style:style>
    <style:style style:name="T19" style:family="text">
      <style:text-properties style:font-style-asian="italic" style:font-style-complex="italic" style:font-weight-complex="bold"/>
    </style:style>
    <style:style style:name="T20" style:family="text">
      <style:text-properties style:font-size-asian="10pt" style:font-size-complex="10pt" style:font-weight-complex="bold"/>
    </style:style>
    <style:style style:name="T2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2" style:family="text">
      <style:text-properties fo:font-size="11pt" style:text-underline-style="none" style:font-size-asian="11pt" style:font-size-complex="11pt"/>
    </style:style>
    <style:style style:name="T23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style:font-size-asian="11pt" style:font-style-asian="normal" style:font-size-complex="11pt" style:font-style-complex="normal"/>
    </style:style>
    <style:style style:name="T26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80" style:font-name="Liberation Mono" fo:font-size="9pt" fo:font-weight="bold" style:font-size-asian="9pt" style:font-weight-asian="bold" style:font-size-complex="9pt" style:font-weight-complex="bold"/>
    </style:style>
    <style:style style:name="T28" style:family="text">
      <style:text-properties style:font-weight-complex="bold"/>
    </style:style>
    <style:style style:name="T29" style:family="text">
      <style:text-properties style:font-weight-asian="normal"/>
    </style:style>
    <style:style style:name="T30" style:family="text">
      <style:text-properties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ff"/>
    </style:style>
    <style:style style:name="T33" style:family="text">
      <style:text-properties fo:color="#808080"/>
    </style:style>
    <style:style style:name="T34" style:family="text">
      <style:text-properties fo:color="#660000"/>
    </style:style>
    <style:style style:name="T35" style:family="text">
      <style:text-properties fo:color="#008200"/>
    </style:style>
    <style:style style:name="T36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Stack</text:h>
      <text:p text:style-name="Class_20_Description"/>
      <text:p text:style-name="P11"><text:span text:style-name="T2">The </text:span><text:span text:style-name="T4">Stack</text:span><text:span text:style-name="T2"> class is a general purpose container class. <text:s/>It implements the same methods as implemented by the </text:span><text:span text:style-name="T4">PHP</text:span><text:span text:style-name="T2"> </text:span><text:span text:style-name="T4">SplStack</text:span><text:span text:style-name="T2"> built-in class.</text:span></text:p>
      <text:p text:style-name="P10"/>
      <text:h text:style-name="Criteria_20_Title" text:outline-level="2">Design criteria and considerations</text:h>
      <text:p text:style-name="Criteria_20_Body"/>
      <text:list xml:id="list1496333069" text:style-name="L1">
        <text:list-item>
          <text:p text:style-name="P30">The namespace for the <text:span text:style-name="T4">Stack</text:span> class is <text:span text:style-name="T4">Library</text:span>;</text:p>
        </text:list-item>
        <text:list-item>
          <text:p text:style-name="P30">The class calls <text:span text:style-name="T4">PrintU\FormatArray</text:span> to implement the <text:span text:style-name="T5">__toString()</text:span> method;</text:p>
        </text:list-item>
        <text:list-item>
          <text:p text:style-name="P30">The class calls <text:span text:style-name="T4">Stack\Exception</text:span> to notify the caller about an error situation;</text:p>
        </text:list-item>
        <text:list-item>
          <text:p text:style-name="P30">The class implements the <text:span text:style-name="T4">Countable</text:span>, <text:span text:style-name="T4">Iterator</text:span> and <text:span text:style-name="T4">ArrayAccess</text:span> interfaces.</text:p>
        </text:list-item>
      </text:list>
      <text:p text:style-name="Criteria_20_Body"/>
      <text:p text:style-name="Standard"/>
      <text:h text:style-name="P28" text:outline-level="4">Class Properties</text:h>
      <text:p text:style-name="Method_20_Body"/>
      <text:p text:style-name="Method_20_Body">The <text:span text:style-name="T4">Stack</text:span> class contains the following class variables (properti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Method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5">$stack</text:p>
          </table:table-cell>
          <table:table-cell table:style-name="Table2.B2" office:value-type="string">
            <text:p text:style-name="P7">An array containing the stack contents</text:p>
          </table:table-cell>
        </table:table-row>
        <table:table-row>
          <table:table-cell table:style-name="Table2.A3" office:value-type="string">
            <text:p text:style-name="P5">$iteratorMode</text:p>
          </table:table-cell>
          <table:table-cell table:style-name="Table2.B3" office:value-type="string">
            <text:p text:style-name="Method_20_Table_20_Description"><text:span text:style-name="T9">An integer containing one of </text:span><text:span text:style-name="T10">SplDoublyLinkedList::IT_MODE_KEEP</text:span><text:span text:style-name="T9"> or </text:span><text:span text:style-name="T10">SplDoublyLinkedList::IT_MODE_DELETE</text:span><text:span text:style-name="T9">.</text:span></text:p>
          </table:table-cell>
        </table:table-row>
      </table:table>
      <text:p text:style-name="P6"/>
      <text:h text:style-name="Method_20_Listing_20_Title" text:outline-level="4">Class Methods</text:h>
      <text:h text:style-name="Method_20_Listing_20_Title" text:outline-level="4"/>
      <text:p text:style-name="Method_20_Body">The <text:span text:style-name="T4">Stack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Method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4"><text:a xlink:type="simple" xlink:href="#construct">__construct</text:a></text:p>
          </table:table-cell>
          <table:table-cell table:style-name="Table1.B2" office:value-type="string">
            <text:p text:style-name="P7">Class constructor.</text:p>
          </table:table-cell>
        </table:table-row>
        <table:table-row>
          <table:table-cell table:style-name="Table1.A3" office:value-type="string">
            <text:p text:style-name="P4"><text:a xlink:type="simple" xlink:href="#__toString">__toString</text:a></text:p>
          </table:table-cell>
          <table:table-cell table:style-name="Table1.B3" office:value-type="string">
            <text:p text:style-name="P8">Output the stack as a printable string</text:p>
          </table:table-cell>
        </table:table-row>
        <table:table-row>
          <table:table-cell table:style-name="Table1.A3" office:value-type="string">
            <text:p text:style-name="P4"><text:a xlink:type="simple" xlink:href="#bottom">bottom</text:a></text:p>
          </table:table-cell>
          <table:table-cell table:style-name="Table1.B3" office:value-type="string">
            <text:p text:style-name="P7">Set the stack pointer to the bottom (beginning) of the stack and return the value of the item.</text:p>
          </table:table-cell>
        </table:table-row>
        <table:table-row>
          <table:table-cell table:style-name="Table1.A3" office:value-type="string">
            <text:p text:style-name="P4"><text:a xlink:type="simple" xlink:href="#count">count</text:a></text:p>
          </table:table-cell>
          <table:table-cell table:style-name="Table1.B3" office:value-type="string">
            <text:p text:style-name="P7">Return the number of items contained in the stack.</text:p>
          </table:table-cell>
        </table:table-row>
        <table:table-row>
          <table:table-cell table:style-name="Table1.A3" office:value-type="string">
            <text:p text:style-name="P4"><text:a xlink:type="simple" xlink:href="#current">current</text:a></text:p>
          </table:table-cell>
          <table:table-cell table:style-name="Table1.B3" office:value-type="string">
            <text:p text:style-name="P7">Return the current stack item value.</text:p>
          </table:table-cell>
        </table:table-row>
        <table:table-row>
          <table:table-cell table:style-name="Table1.A3" office:value-type="string">
            <text:p text:style-name="P4"><text:a xlink:type="simple" xlink:href="#getIteratorMode">getIteratorMode</text:a></text:p>
          </table:table-cell>
          <table:table-cell table:style-name="Table1.B3" office:value-type="string">
            <text:p text:style-name="P7">Return the iteration mode.</text:p>
          </table:table-cell>
        </table:table-row>
        <table:table-row>
          <table:table-cell table:style-name="Table1.A3" office:value-type="string">
            <text:p text:style-name="P4"><text:a xlink:type="simple" xlink:href="#isEmpty">isEmpty</text:a></text:p>
          </table:table-cell>
          <table:table-cell table:style-name="Table1.B3" office:value-type="string">
            <text:p text:style-name="P7">Return true if the stack is empty.</text:p>
          </table:table-cell>
        </table:table-row>
        <table:table-row>
          <table:table-cell table:style-name="Table1.A3" office:value-type="string">
            <text:p text:style-name="P4"><text:a xlink:type="simple" xlink:href="#key">key</text:a></text:p>
          </table:table-cell>
          <table:table-cell table:style-name="Table1.B3" office:value-type="string">
            <text:p text:style-name="P7">Returns the current item key.</text:p>
          </table:table-cell>
        </table:table-row>
        <table:table-row>
          <table:table-cell table:style-name="Table1.A3" office:value-type="string">
            <text:p text:style-name="P4"><text:a xlink:type="simple" xlink:href="#next">next</text:a></text:p>
          </table:table-cell>
          <table:table-cell table:style-name="Table1.B3" office:value-type="string">
            <text:p text:style-name="P7">Advances the stack pointer to the next item and returns the value.</text:p>
          </table:table-cell>
        </table:table-row>
        <table:table-row>
          <table:table-cell table:style-name="Table1.A3" office:value-type="string">
            <text:p text:style-name="P4"><text:a xlink:type="simple" xlink:href="#offsetGet">offsetGet</text:a></text:p>
          </table:table-cell>
          <table:table-cell table:style-name="Table1.B3" office:value-type="string">
            <text:p text:style-name="P7">Get the value of the item at the specified offset.</text:p>
          </table:table-cell>
        </table:table-row>
        <table:table-row>
          <table:table-cell table:style-name="Table1.A3" office:value-type="string">
            <text:p text:style-name="P4"><text:a xlink:type="simple" xlink:href="#offsetExists">offsetExists</text:a></text:p>
          </table:table-cell>
          <table:table-cell table:style-name="Table1.B3" office:value-type="string">
            <text:p text:style-name="P7">Return true if an item exists at the specified offset.</text:p>
          </table:table-cell>
        </table:table-row>
        <table:table-row>
          <table:table-cell table:style-name="Table1.A3" office:value-type="string">
            <text:p text:style-name="P4"><text:a xlink:type="simple" xlink:href="#offsetSet">offsetSet</text:a></text:p>
          </table:table-cell>
          <table:table-cell table:style-name="Table1.B3" office:value-type="string">
            <text:p text:style-name="P7">Set the value of the item at the specified offset to the specified value.</text:p>
          </table:table-cell>
        </table:table-row>
        <table:table-row>
          <table:table-cell table:style-name="Table1.A3" office:value-type="string">
            <text:p text:style-name="P4"><text:a xlink:type="simple" xlink:href="#offsetUnset">offsetUnset</text:a></text:p>
          </table:table-cell>
          <table:table-cell table:style-name="Table1.B3" office:value-type="string">
            <text:p text:style-name="P7">Unset the item at the specified offset.</text:p>
          </table:table-cell>
        </table:table-row>
        <table:table-row>
          <table:table-cell table:style-name="Table1.A3" office:value-type="string">
            <text:p text:style-name="P4"><text:a xlink:type="simple" xlink:href="#pop">pop</text:a></text:p>
          </table:table-cell>
          <table:table-cell table:style-name="Table1.B3" office:value-type="string">
            <text:p text:style-name="Method_20_Table_20_Description">Extracts the last (top) item from the stack, decrement the stack size by one and returns the item.</text:p>
          </table:table-cell>
        </table:table-row>
        <table:table-row>
          <table:table-cell table:style-name="Table1.A3" office:value-type="string">
            <text:p text:style-name="P4"><text:a xlink:type="simple" xlink:href="#prev">prev</text:a></text:p>
          </table:table-cell>
          <table:table-cell table:style-name="Table1.B3" office:value-type="string">
            <text:p text:style-name="P7">Decrements the stack pointer by one and returns the stack item.</text:p>
          </table:table-cell>
        </table:table-row>
        <table:table-row>
          <table:table-cell table:style-name="Table1.A3" office:value-type="string">
            <text:p text:style-name="P4"><text:a xlink:type="simple" xlink:href="#push">push</text:a></text:p>
          </table:table-cell>
          <table:table-cell table:style-name="Table1.B3" office:value-type="string">
            <text:p text:style-name="P7">Add a new item at the top (end) of the stack.</text:p>
          </table:table-cell>
        </table:table-row>
        <table:table-row>
          <table:table-cell table:style-name="Table1.A3" office:value-type="string">
            <text:p text:style-name="P4"><text:a xlink:type="simple" xlink:href="#rewind">rewind</text:a></text:p>
          </table:table-cell>
          <table:table-cell table:style-name="Table1.B3" office:value-type="string">
            <text:p text:style-name="P7">Move the stack pointer to the first item in the stack and return the item.</text:p>
          </table:table-cell>
        </table:table-row>
        <table:table-row>
          <table:table-cell table:style-name="Table1.A3" office:value-type="string">
            <text:p text:style-name="P4"><text:a xlink:type="simple" xlink:href="#serialize">serialize</text:a></text:p>
          </table:table-cell>
          <table:table-cell table:style-name="Table1.B3" office:value-type="string">
            <text:p text:style-name="P7">Return a serialization of the class variables in a string.</text:p>
          </table:table-cell>
        </table:table-row>
        <text:soft-page-break/>
        <table:table-row>
          <table:table-cell table:style-name="Table1.A3" office:value-type="string">
            <text:p text:style-name="P4"><text:a xlink:type="simple" xlink:href="#setIteratorMode">setIteratorMode</text:a></text:p>
          </table:table-cell>
          <table:table-cell table:style-name="Table1.B3" office:value-type="string">
            <text:p text:style-name="P7">Set the iteration mode.</text:p>
          </table:table-cell>
        </table:table-row>
        <table:table-row>
          <table:table-cell table:style-name="Table1.A3" office:value-type="string">
            <text:p text:style-name="P4"><text:a xlink:type="simple" xlink:href="#shift">shift</text:a></text:p>
          </table:table-cell>
          <table:table-cell table:style-name="Table1.B3" office:value-type="string">
            <text:p text:style-name="P7">Remove an item from the bottom (beginning) of the stack and return the value of the item.</text:p>
          </table:table-cell>
        </table:table-row>
        <table:table-row>
          <table:table-cell table:style-name="Table1.A3" office:value-type="string">
            <text:p text:style-name="P4"><text:a xlink:type="simple" xlink:href="#top">top</text:a></text:p>
          </table:table-cell>
          <table:table-cell table:style-name="Table1.B3" office:value-type="string">
            <text:p text:style-name="P7">Advance the stack pointer to the last item in the stack and return the item.</text:p>
          </table:table-cell>
        </table:table-row>
        <table:table-row>
          <table:table-cell table:style-name="Table1.A3" office:value-type="string">
            <text:p text:style-name="P4"><text:a xlink:type="simple" xlink:href="#unserialize">unserialize</text:a></text:p>
          </table:table-cell>
          <table:table-cell table:style-name="Table1.B3" office:value-type="string">
            <text:p text:style-name="P7">Unserialize and store the serialized string.</text:p>
          </table:table-cell>
        </table:table-row>
        <table:table-row>
          <table:table-cell table:style-name="Table1.A3" office:value-type="string">
            <text:p text:style-name="P4"><text:a xlink:type="simple" xlink:href="#unshift">unshift</text:a></text:p>
          </table:table-cell>
          <table:table-cell table:style-name="Table1.B3" office:value-type="string">
            <text:p text:style-name="P7">Add an item at the bottom (beginning) of the stack.</text:p>
          </table:table-cell>
        </table:table-row>
        <table:table-row>
          <table:table-cell table:style-name="Table1.A3" office:value-type="string">
            <text:p text:style-name="P4"><text:a xlink:type="simple" xlink:href="#valid">valid</text:a></text:p>
          </table:table-cell>
          <table:table-cell table:style-name="Table1.B3" office:value-type="string">
            <text:p text:style-name="P7">Return the validity of the current stack pointer.</text:p>
          </table:table-cell>
        </table:table-row>
      </table:table>
      <text:p text:style-name="Standard"/>
      <text:p text:style-name="Standard"/>
      <text:h text:style-name="P33" text:outline-level="5"><text:bookmark-start text:name="construct"/>__construct<text:bookmark-end text:name="construct"/></text:h>
      <text:p text:style-name="Method_20_Body"/>
      <text:p text:style-name="Method_20_Body">Class constructor.</text:p>
      <text:p text:style-name="Method_20_Body"/>
      <text:p text:style-name="P15">Algorithm</text:p>
      <text:list xml:id="list1915377158" text:style-name="L2">
        <text:list-item>
          <text:p text:style-name="P35">Initialize the stack class property to an empty array;</text:p>
        </text:list-item>
        <text:list-item>
          <text:p text:style-name="P35">initialize the iteratorMode class property to appropriate values.</text:p>
          <text:p text:style-name="P35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lass constructor.</text:p>
      <text:p text:style-name="Method_20_Code_20_Listing"><text:s/>* @return Stack class object</text:p>
      <text:p text:style-name="Method_20_Code_20_Listing"><text:s/>*/</text:p>
      <text:p text:style-name="Method_20_Code_20_Listing">public function __construct()</text:p>
      <text:p text:style-name="Method_20_Code_20_Listing">{</text:p>
      <text:p text:style-name="Method_20_Code_20_Listing"><text:tab/>$this-&gt;stack = array();</text:p>
      <text:p text:style-name="Method_20_Code_20_Listing"><text:span text:style-name="T17"><text:tab/></text:span><text:span text:style-name="T18">$this-&gt;iteratorMode = \SplDoublyLinkedList::IT_MODE_LIFO |</text:span></text:p>
      <text:p text:style-name="Method_20_Code_20_Listing"><text:tab/><text:tab/><text:tab/><text:tab/> <text:s/>\SplDoublyLinkedList::IT_MODE_KEEP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<text:span text:style-name="T3">The</text:span><text:span text:style-name="Class_20_Variables"><text:span text:style-name="T15"> $stack</text:span></text:span><text:span text:style-name="T3"> class </text:span><text:span text:style-name="T7">property</text:span><text:span text:style-name="T3"> is initialized to an empty array.</text:span></text:p>
      <text:p text:style-name="P16"/>
      <text:p text:style-name="Method_20_Body"><text:span text:style-name="T3">The </text:span><text:span text:style-name="Class_20_Variables"><text:span text:style-name="T12">$iteratorMode</text:span></text:span><text:span text:style-name="T7"> </text:span><text:span text:style-name="T3">class property is initialized to \</text:span><text:span text:style-name="Class_20_Variables"><text:span text:style-name="T11">SplDoublyLinkedList::IT_MODE_KEEP</text:span></text:span><text:span text:style-name="T3">.</text:span></text:p>
      <text:p text:style-name="Method_20_Body"/>
      <text:p text:style-name="Method_20_Body"><text:span text:style-name="T4">Note:</text:span> <text:s/><text:span text:style-name="T5">$iteratorMode</text:span> must also contain <text:span text:style-name="Class_20_Variables"><text:span text:style-name="T20">\SplDoublyLinkedList::IT_MODE_LIFO</text:span></text:span> , so it must be masked into <text:span text:style-name="T5">$iteratorMode</text:span> anytime it is modified.</text:p>
      <text:p text:style-name="Method_20_Body"/>
      <text:p text:style-name="Method_20_Body"/>
      <text:h text:style-name="P28" text:outline-level="4"><text:bookmark-start text:name="__toString"/>__toString<text:bookmark-end text:name="__toString"/></text:h>
      <text:p text:style-name="Method_20_Body"/>
      <text:p text:style-name="Method_20_Body">Output the stack as a printable string</text:p>
      <text:p text:style-name="Method_20_Body"/>
      <text:p text:style-name="P15">Algorithm</text:p>
      <text:list xml:id="list1343770104" text:style-name="L3">
        <text:list-item>
          <text:p text:style-name="P36">Pass the <text:span text:style-name="Class_20_Variables"><text:span text:style-name="T28">stack</text:span></text:span> class property to the <text:span text:style-name="Class_20_Variables">format</text:span> class method of the <text:span text:style-name="Class_20_Variables">PrintU\FormatArray</text:span> class and return the result.</text:p>
          <text:p text:style-name="P36"/>
        </text:list-item>
      </text:list>
      <text:p text:style-name="P15">Implementation</text:p>
      <text:p text:style-name="Method_20_Body"/>
      <text:p text:style-name="P17">/**</text:p>
      <text:p text:style-name="P17"><text:s/>* __toString</text:p>
      <text:p text:style-name="P17"><text:s/>*</text:p>
      <text:p text:style-name="P17"><text:s/>* Output the stack as a printable string</text:p>
      <text:p text:style-name="P17"><text:s/>* <text:span text:style-name="T4">@return</text:span> string $buffer = printable string</text:p>
      <text:p text:style-name="P17"><text:s/>*/</text:p>
      <text:p text:style-name="P17">public function __toString()</text:p>
      <text:p text:style-name="P17">{</text:p>
      <text:p text:style-name="P17"><text:tab/>return PrintU\FormatArray::format($this-&gt;stack,</text:p>
      <text:p text:style-name="P17"><text:tab/><text:tab/><text:tab/><text:tab/><text:tab/><text:tab/> 'Stack contents',</text:p>
      <text:p text:style-name="P17"><text:tab/><text:tab/><text:tab/><text:tab/><text:tab/><text:tab/> false,</text:p>
      <text:p text:style-name="P17"><text:tab/><text:tab/><text:tab/><text:tab/><text:tab/><text:tab/> false);</text:p>
      <text:p text:style-name="P17">}</text:p>
      <text:p text:style-name="Method_20_Body"/>
      <text:p text:style-name="P15">Narrative</text:p>
      <text:p text:style-name="Method_20_Body"/>
      <text:p text:style-name="Method_20_Body">The <text:span text:style-name="Class_20_Variables">$stack</text:span> class property, an output label ('Stack contents'), sort setting (false) and sortValues setting (false) to the <text:span text:style-name="Class_20_Variables">format</text:span> class method of the <text:span text:style-name="Class_20_Variables">PrintU\FormatArray</text:span> class and return the result.</text:p>
      <text:p text:style-name="Method_20_Body"/>
      <text:h text:style-name="P33" text:outline-level="5"><text:bookmark-start text:name="bottom"/>bottom<text:bookmark-end text:name="bottom"/></text:h>
      <text:p text:style-name="Method_20_Body"/>
      <text:p text:style-name="Method_20_Body">Set the stack pointer to the bottom (beginning) of the stack and return the value of the item.</text:p>
      <text:p text:style-name="Method_20_Body"/>
      <text:p text:style-name="P15">Algorithm</text:p>
      <text:list xml:id="list1156842550" text:style-name="L4">
        <text:list-item>
          <text:p text:style-name="P37">if the <text:span text:style-name="Class_20_Variables">stack</text:span> class property is empty, throw an exception;</text:p>
        </text:list-item>
        <text:list-item>
          <text:p text:style-name="P37">create an anonymous function to return the first item in the <text:span text:style-name="Class_20_Variables"><text:span text:style-name="T24">stack</text:span></text:span> array;</text:p>
        </text:list-item>
        <text:list-item>
          <text:p text:style-name="P37">pass the <text:span text:style-name="Class_20_Variables">stack</text:span> class property to the anonymous function and return the first item in the stack array.</text:p>
          <text:p text:style-name="P37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bottom</text:p>
      <text:p text:style-name="Method_20_Code_20_Listing"><text:s/>*</text:p>
      <text:p text:style-name="Method_20_Code_20_Listing"><text:s/>* Rewind the internal array pointer and return the first item pointed to</text:p>
      <text:p text:style-name="Method_20_Code_20_Listing"><text:s/>* @return mixed $current = item pointed to following the rewind() operation</text:p>
      <text:p text:style-name="Method_20_Code_20_Listing"><text:s/>* @throws Stack\Exception</text:p>
      <text:p text:style-name="Method_20_Code_20_Listing"><text:s/>*/</text:p>
      <text:p text:style-name="Method_20_Code_20_Listing">public function bottom()</text:p>
      <text:p text:style-name="Method_20_Code_20_Listing">{</text:p>
      <text:p text:style-name="Method_20_Code_20_Listing"><text:tab/>if (count($this-&gt;stack) == 0)</text:p>
      <text:p text:style-name="Method_20_Code_20_Listing"><text:tab/>{</text:p>
      <text:p text:style-name="Method_20_Code_20_Listing"><text:tab/><text:tab/>throw new Exception(Error::code('EmptyStack'));</text:p>
      <text:p text:style-name="Method_20_Code_20_Listing"><text:tab/>}</text:p>
      <text:p text:style-name="Method_20_Code_20_Listing"/>
      <text:p text:style-name="Method_20_Code_20_Listing"><text:tab/>$bottom = function($stack) { return array_shift($stack); };</text:p>
      <text:p text:style-name="Method_20_Code_20_Listing"><text:tab/>return $bottom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If <text:span text:style-name="Class_20_Variables">$stack</text:span> is empty, a <text:span text:style-name="Class_20_Variables">Stack\Exception</text:span> is thrown.</text:p>
      <text:p text:style-name="Method_20_Body"/>
      <text:p text:style-name="Method_20_Body">An <text:span text:style-name="Class_20_Variables"><text:span text:style-name="T19">anonymous</text:span></text:span> function, <text:span text:style-name="Class_20_Variables"><text:span text:style-name="T20">$bottom</text:span></text:span>, is created to accept an array as input and return the first element in that array.</text:p>
      <text:p text:style-name="Method_20_Body"/>
      <text:p text:style-name="Method_20_Body">The result of the <text:span text:style-name="Class_20_Variables">$bottom</text:span> anonymous function is returned.</text:p>
      <text:p text:style-name="Method_20_Body"/>
      <text:p text:style-name="Method_20_Body"/>
      <text:h text:style-name="P33" text:outline-level="5"><text:bookmark-start text:name="count"/>count<text:bookmark-end text:name="count"/></text:h>
      <text:p text:style-name="Method_20_Body"/>
      <text:p text:style-name="Method_20_Body">Return the number of items contained in the stack.</text:p>
      <text:p text:style-name="Method_20_Body"/>
      <text:p text:style-name="P15">Algorithm</text:p>
      <text:list xml:id="list1016023454" text:style-name="L5">
        <text:list-item>
          <text:p text:style-name="P38">Return a count of the items in the stack class property.</text:p>
        </text:list-item>
      </text:list>
      <text:p text:style-name="Method_20_Body"/>
      <text:p text:style-name="P15">Implementation</text:p>
      <text:p text:style-name="Method_20_Body"/>
      <text:p text:style-name="Method_20_Code_20_Listing">/**</text:p>
      <text:p text:style-name="Method_20_Code_20_Listing"><text:s/>* count.</text:p>
      <text:p text:style-name="Method_20_Code_20_Listing"><text:s/>*</text:p>
      <text:p text:style-name="Method_20_Code_20_Listing"><text:s/>* returns the number of elements in the stack</text:p>
      <text:p text:style-name="Method_20_Code_20_Listing"><text:s/>* @return integer $count = number of elements in the stack</text:p>
      <text:p text:style-name="Method_20_Code_20_Listing"><text:s/>*/</text:p>
      <text:p text:style-name="Method_20_Code_20_Listing">public function count()</text:p>
      <text:p text:style-name="Method_20_Code_20_Listing">{</text:p>
      <text:p text:style-name="Method_20_Code_20_Listing"><text:tab/>return count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$stack</text:span> class property is passed to the <text:span text:style-name="T4">PHP count</text:span> array function and the number of elements in the <text:span text:style-name="Class_20_Variables">$stack</text:span> class property is returned.</text:p>
      <text:p text:style-name="Method_20_Body"/>
      <text:h text:style-name="P33" text:outline-level="5"><text:bookmark-start text:name="current"/>current<text:bookmark-end text:name="current"/></text:h>
      <text:p text:style-name="Method_20_Body"/>
      <text:p text:style-name="Method_20_Body">Return the current stack item value.</text:p>
      <text:p text:style-name="Method_20_Body"/>
      <text:p text:style-name="Method_20_Body"><text:span text:style-name="Class_20_Variables"><text:span text:style-name="T25">Algorithm</text:span></text:span></text:p>
      <text:list xml:id="list343592981" text:style-name="L6">
        <text:list-item>
          <text:p text:style-name="P39">Return a count of the items in the stack class property.</text:p>
          <text:p text:style-name="P39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current.</text:p>
      <text:p text:style-name="Method_20_Code_20_Listing"><text:s/>*</text:p>
      <text:p text:style-name="Method_20_Code_20_Listing"><text:s/>* Returns the current stack element.</text:p>
      <text:p text:style-name="Method_20_Code_20_Listing"><text:s/>* @return mixed $value = value of the next element in the stack</text:p>
      <text:p text:style-name="Method_20_Code_20_Listing"><text:s/>*/</text:p>
      <text:p text:style-name="Method_20_Code_20_Listing">public function current()</text:p>
      <text:p text:style-name="Method_20_Code_20_Listing">{</text:p>
      <text:p text:style-name="Method_20_Code_20_Listing"><text:tab/>return current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$stack</text:span> class property is passed to the <text:span text:style-name="T4">PHP current</text:span> array function and the number of elements in the <text:span text:style-name="Class_20_Variables">$stack</text:span> class property is returned.</text:p>
      <text:p text:style-name="Method_20_Body"/>
      <text:h text:style-name="P33" text:outline-level="5"><text:bookmark-start text:name="getIteratorMode"/>getIteratorMode<text:bookmark-end text:name="getIteratorMode"/></text:h>
      <text:p text:style-name="Method_20_Body"/>
      <text:p text:style-name="Method_20_Body">Return the iteration mode.</text:p>
      <text:p text:style-name="Method_20_Body"/>
      <text:p text:style-name="P15">Algorithm</text:p>
      <text:list xml:id="list1844220132" text:style-name="L7">
        <text:list-item>
          <text:p text:style-name="P40">Return a copy of the <text:span text:style-name="Class_20_Variables">iteratorMode</text:span> class property.</text:p>
          <text:p text:style-name="P40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getIteratorMode</text:p>
      <text:p text:style-name="Method_20_Code_20_Listing"><text:s/>*</text:p>
      <text:p text:style-name="Method_20_Code_20_Listing"><text:s/>* Gets the mode of iteration</text:p>
      <text:p text:style-name="Method_20_Code_20_Listing"><text:s/>* @return integer $mode = iteration mode</text:p>
      <text:p text:style-name="Method_20_Code_20_Listing"><text:s/>*/</text:p>
      <text:p text:style-name="Method_20_Code_20_Listing">public function getIteratorMode()</text:p>
      <text:p text:style-name="Method_20_Code_20_Listing">{</text:p>
      <text:p text:style-name="Method_20_Code_20_Listing"><text:tab/>return $this-&gt;iteratorMode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Return a copy of the <text:span text:style-name="Class_20_Variables">$iteratorMode</text:span> class property.</text:p>
      <text:p text:style-name="Method_20_Body"/>
      <text:p text:style-name="Method_20_Body"/>
      <text:h text:style-name="P33" text:outline-level="5"><text:bookmark-start text:name="isEmpty"/>isEmpty<text:bookmark-end text:name="isEmpty"/></text:h>
      <text:p text:style-name="Method_20_Body"/>
      <text:p text:style-name="Method_20_Body">Return true if the stack is empty, false if not.</text:p>
      <text:p text:style-name="Method_20_Body"/>
      <text:p text:style-name="P15">Algorithm</text:p>
      <text:list xml:id="list350711996" text:style-name="L8">
        <text:list-item>
          <text:p text:style-name="P41">Get a count of the number of elements currently in the <text:span text:style-name="Class_20_Variables">stack</text:span> property;</text:p>
        </text:list-item>
        <text:list-item>
          <text:p text:style-name="P41">If the count is 0, return false;</text:p>
        </text:list-item>
        <text:list-item>
          <text:p text:style-name="P41">Return true.</text:p>
          <text:p text:style-name="P41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isEmpty</text:p>
      <text:p text:style-name="Method_20_Code_20_Listing"><text:s/>*</text:p>
      <text:p text:style-name="Method_20_Code_20_Listing"><text:s/>* Return true if the stack is empty, false if not</text:p>
      <text:p text:style-name="Method_20_Code_20_Listing"><text:s/>* @return boolean $empty = true if stack is empty, false if not</text:p>
      <text:p text:style-name="Method_20_Code_20_Listing"><text:s/>*/</text:p>
      <text:p text:style-name="Method_20_Code_20_Listing">public function isEmpty()</text:p>
      <text:p text:style-name="Method_20_Code_20_Listing">{</text:p>
      <text:p text:style-name="Method_20_Code_20_Listing"><text:tab/>return (count($this-&gt;stack) == 0) ? true : false;</text:p>
      <text:p text:style-name="Method_20_Code_20_Listing">}</text:p>
      <text:p text:style-name="P7"/>
      <text:p text:style-name="P15">Narrative</text:p>
      <text:p text:style-name="Method_20_Body"/>
      <text:p text:style-name="Method_20_Body">Pass the <text:span text:style-name="Class_20_Variables">$stack </text:span>class property to the <text:span text:style-name="T4">PHP count</text:span> array function. <text:s/>If the result is 0, return false. <text:s/>Otherwise, return true.</text:p>
      <text:p text:style-name="Method_20_Body"/>
      <text:h text:style-name="P33" text:outline-level="5"><text:bookmark-start text:name="key"/>key<text:bookmark-end text:name="key"/></text:h>
      <text:p text:style-name="Method_20_Body"/>
      <text:p text:style-name="Method_20_Body">Returns the key of the current item.</text:p>
      <text:p text:style-name="Method_20_Body"/>
      <text:p text:style-name="P15">Algorithm</text:p>
      <text:list xml:id="list760083239" text:style-name="L9">
        <text:list-item>
          <text:p text:style-name="P42">Return the current stack key value.</text:p>
          <text:p text:style-name="P42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key.</text:p>
      <text:p text:style-name="Method_20_Code_20_Listing"><text:s/>*</text:p>
      <text:p text:style-name="Method_20_Code_20_Listing"><text:s/>* Returns the current stack key value.</text:p>
      <text:p text:style-name="Method_20_Code_20_Listing"><text:s/>* @return mixed $key = current stack key value.</text:p>
      <text:p text:style-name="Method_20_Code_20_Listing"><text:s/>*/</text:p>
      <text:p text:style-name="Method_20_Code_20_Listing">public function key()</text:p>
      <text:p text:style-name="Method_20_Code_20_Listing">{</text:p>
      <text:p text:style-name="Method_20_Code_20_Listing"><text:tab/>return key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Pass the <text:span text:style-name="Class_20_Variables"><text:span text:style-name="T28">$stack</text:span></text:span> class property to the <text:span text:style-name="T4">PHP key</text:span> array function and return the result.</text:p>
      <text:p text:style-name="Method_20_Body"/>
      <text:p text:style-name="Method_20_Body"/>
      <text:h text:style-name="P33" text:outline-level="5"><text:bookmark-start text:name="next"/>next<text:bookmark-end text:name="next"/></text:h>
      <text:p text:style-name="Method_20_Body"/>
      <text:p text:style-name="Method_20_Body">Advances the key to the next element and return its' value.</text:p>
      <text:p text:style-name="Method_20_Body"/>
      <text:p text:style-name="P15">Algorithm</text:p>
      <text:list xml:id="list1765324850" text:style-name="L10">
        <text:list-item>
          <text:p text:style-name="P43">If the IT_MODE_DELETE flag is not set in the <text:span text:style-name="Class_20_Variables">iteratorMode</text:span> class property goto step 6;</text:p>
        </text:list-item>
        <text:list-item>
          <text:p text:style-name="P43">call the <text:span text:style-name="Class_20_Variables">key</text:span> class method to get the current key value;</text:p>
        </text:list-item>
        <text:list-item>
          <text:p text:style-name="P43">pass the key value to the <text:span text:style-name="Class_20_Variables">offsetUnset</text:span> class method;</text:p>
        </text:list-item>
        <text:list-item>
          <text:p text:style-name="P43">call the <text:span text:style-name="Class_20_Variables">current</text:span> class method to get the current <text:span text:style-name="Class_20_Variables">$stack</text:span> element;</text:p>
        </text:list-item>
        <text:list-item>
          <text:p text:style-name="P43">goto step 7;</text:p>
        </text:list-item>
        <text:list-item>
          <text:p text:style-name="P43">move the <text:span text:style-name="Class_20_Variables">$stack</text:span> pointer to the next element;</text:p>
        </text:list-item>
        <text:list-item>
          <text:p text:style-name="P43">return the results of the <text:span text:style-name="Class_20_Variables">current</text:span> class method.</text:p>
          <text:p text:style-name="P43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next.</text:p>
      <text:p text:style-name="Method_20_Code_20_Listing"><text:s/>*</text:p>
      <text:p text:style-name="Method_20_Code_20_Listing"><text:s/>* advances the key to the next element and return its' value.</text:p>
      <text:p text:style-name="Method_20_Code_20_Listing"><text:s/>* @return mixed $next = next element in the stack.</text:p>
      <text:p text:style-name="Method_20_Code_20_Listing"><text:s/>*/</text:p>
      <text:p text:style-name="Method_20_Code_20_Listing">public function next()</text:p>
      <text:p text:style-name="Method_20_Code_20_Listing">{</text:p>
      <text:p text:style-name="Method_20_Code_20_Listing"><text:tab/>if ($this-&gt;iteratorMode &amp; \SplDoublyLinkedList::IT_MODE_DELETE)</text:p>
      <text:p text:style-name="Method_20_Code_20_Listing"><text:tab/>{</text:p>
      <text:p text:style-name="Method_20_Code_20_Listing"><text:tab/><text:tab/>$this-&gt;offsetUnset($this-&gt;key());</text:p>
      <text:p text:style-name="Method_20_Code_20_Listing"><text:tab/><text:tab/>return $this-&gt;current();</text:p>
      <text:p text:style-name="Method_20_Code_20_Listing"><text:tab/>}</text:p>
      <text:p text:style-name="Method_20_Code_20_Listing"/>
      <text:p text:style-name="Method_20_Code_20_Listing"><text:tab/>return next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Mask (logical &amp;) the <text:span text:style-name="Class_20_Variables">$iteratorMode</text:span> class property with the <text:span text:style-name="T4">IT_MODE_DELETE</text:span> property. <text:s/>If the result is true,</text:p>
      <text:p text:style-name="Method_20_Body"/>
      <text:p text:style-name="P18">call the <text:span text:style-name="Class_20_Variables">key</text:span> class method to get a copy of the current stack key;</text:p>
      <text:p text:style-name="P18"/>
      <text:p text:style-name="P18">pass the current stack key to the <text:span text:style-name="Class_20_Variables">offsetUnset</text:span> class method to delete the <text:span text:style-name="Class_20_Variables">$stack</text:span> element;</text:p>
      <text:p text:style-name="P18"/>
      <text:p text:style-name="P18">call the <text:span text:style-name="Class_20_Variables">current</text:span> class method and return the result.</text:p>
      <text:p text:style-name="Method_20_Body"/>
      <text:p text:style-name="Method_20_Body">Otherwise, pass the <text:span text:style-name="Class_20_Variables">$stack</text:span> class property to the <text:span text:style-name="Class_20_Variables"><text:span text:style-name="T25">PHP next</text:span></text:span> array function and return the result.</text:p>
      <text:p text:style-name="Method_20_Body"/>
      <text:h text:style-name="P33" text:outline-level="5"><text:bookmark-start text:name="offsetGet"/>offsetGet<text:bookmark-end text:name="offsetGet"/></text:h>
      <text:p text:style-name="Method_20_Body"/>
      <text:p text:style-name="Method_20_Body">Get the value of the item at the specified offset.</text:p>
      <text:p text:style-name="Method_20_Body"/>
      <text:p text:style-name="P15">Algorithm</text:p>
      <text:list xml:id="list1949630020" text:style-name="L11">
        <text:list-item>
          <text:p text:style-name="P44">Accept the parameter <text:span text:style-name="Class_20_Variables">offset</text:span> as the name of the property to fetch;</text:p>
        </text:list-item>
        <text:list-item>
          <text:p text:style-name="P44">pass <text:span text:style-name="Class_20_Variables">offset</text:span> to the <text:span text:style-name="Class_20_Variables">offsetExists</text:span> class method;</text:p>
        </text:list-item>
        <text:list-item>
          <text:p text:style-name="P44">if true, return the value of the stack at <text:span text:style-name="Class_20_Variables">offset</text:span>;</text:p>
        </text:list-item>
        <text:list-item>
          <text:p text:style-name="P44">otherwise return null.</text:p>
          <text:p text:style-name="P44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offsetGet</text:p>
      <text:p text:style-name="Method_20_Code_20_Listing"><text:s/>*</text:p>
      <text:p text:style-name="Method_20_Code_20_Listing"><text:s/>* Get value at the specified $offset</text:p>
      <text:p text:style-name="Method_20_Code_20_Listing"><text:s/>* @param integer $offset = offset in the stack to fetch value from</text:p>
      <text:p text:style-name="Method_20_Code_20_Listing"><text:s/>* @return mixed $stack[$offset]</text:p>
      <text:p text:style-name="Method_20_Code_20_Listing"><text:s/>*/</text:p>
      <text:p text:style-name="Method_20_Code_20_Listing">public function offsetGet($offset)</text:p>
      <text:p text:style-name="Method_20_Code_20_Listing">{</text:p>
      <text:p text:style-name="Method_20_Code_20_Listing"><text:tab/>return $this-&gt;offsetExists($offset) ? $this-&gt;stack[$offset] : null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Stack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Parameter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4">$offset</text:p>
          </table:table-cell>
          <table:table-cell table:style-name="Table3.B2" office:value-type="string">
            <text:p text:style-name="Method_20_Table_20_Description">Offset in the stack to fetch value from.</text:p>
          </table:table-cell>
        </table:table-row>
      </table:table>
      <text:p text:style-name="Method_20_Body"/>
      <text:p text:style-name="Method_20_Body">The <text:span text:style-name="Class_20_Variables">$offset</text:span> parameter is passed to the <text:span text:style-name="Class_20_Variables">offsetExists</text:span> class method. <text:s/>If the result is true, the value at the specif<text:span text:style-name="T21">ied </text:span><text:span text:style-name="Class_20_Variables"><text:span text:style-name="T22">$offset</text:span></text:span><text:span text:style-name="T21">, is returned, otherwise </text:span><text:span text:style-name="T23">null</text:span><text:span text:style-name="T21"> is returned.</text:span></text:p>
      <text:p text:style-name="Method_20_Body"/>
      <text:p text:style-name="Method_20_Body"/>
      <text:h text:style-name="P33" text:outline-level="5"><text:bookmark-start text:name="offsetExists"/>offsetExists<text:bookmark-end text:name="offsetExists"/></text:h>
      <text:p text:style-name="Method_20_Body"/>
      <text:p text:style-name="Method_20_Body">Return true if an item exists at the specified offset.</text:p>
      <text:p text:style-name="Method_20_Body"/>
      <text:p text:style-name="P15">Algorithm</text:p>
      <text:list xml:id="list1089743993" text:style-name="L12">
        <text:list-item>
          <text:p text:style-name="P45">Accept the parameter <text:span text:style-name="Class_20_Variables">offset</text:span> as the name of the property to check;</text:p>
        </text:list-item>
        <text:list-item>
          <text:p text:style-name="P45">if <text:span text:style-name="Class_20_Variables">offset</text:span> is present in the<text:span text:style-name="Class_20_Variables"> stack</text:span> array, return true;</text:p>
        </text:list-item>
        <text:list-item>
          <text:p text:style-name="P45">otherwise return false.</text:p>
          <text:p text:style-name="P45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offsetExists</text:p>
      <text:p text:style-name="Method_20_Code_20_Listing"><text:s/>*</text:p>
      <text:p text:style-name="Method_20_Code_20_Listing"><text:s/>* return true if a value exists at stack location $offset</text:p>
      <text:p text:style-name="Method_20_Code_20_Listing"><text:s/>* @param integer $offset = offset location to check</text:p>
      <text:p text:style-name="Method_20_Code_20_Listing"><text:s/>* @return boolean true = exists, false = doesn't exist</text:p>
      <text:p text:style-name="Method_20_Code_20_Listing"><text:s/>*/</text:p>
      <text:p text:style-name="Method_20_Code_20_Listing">public function offsetExists($offset)</text:p>
      <text:p text:style-name="Method_20_Code_20_Listing">{</text:p>
      <text:p text:style-name="Method_20_Code_20_Listing"><text:tab/>return array_key_exists($offset, 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offsetExists</text:span> method expects a single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4">$offset</text:p>
          </table:table-cell>
          <table:table-cell table:style-name="Table4.B2" office:value-type="string">
            <text:p text:style-name="Method_20_Table_20_Description">Offset in the stack to fetch value from.</text:p>
          </table:table-cell>
        </table:table-row>
      </table:table>
      <text:p text:style-name="Method_20_Body"/>
      <text:p text:style-name="Method_20_Body">The <text:span text:style-name="Class_20_Variables">$offset</text:span> parameter and <text:span text:style-name="Class_20_Variables">$stack</text:span> class property are passed to the <text:span text:style-name="T4">PHP array_key_exists</text:span> array function and the result is returned. </text:p>
      <text:p text:style-name="Method_20_Body"/>
      <text:p text:style-name="Method_20_Body"/>
      <text:h text:style-name="P33" text:outline-level="5"><text:bookmark-start text:name="offsetSet"/>offsetSet<text:bookmark-end text:name="offsetSet"/></text:h>
      <text:p text:style-name="Method_20_Body"/>
      <text:p text:style-name="Method_20_Body"><text:span text:style-name="T9">Set the stack at the given </text:span><text:span text:style-name="Class_20_Variables"><text:span text:style-name="T26">offset, or the next available location if offset is null,</text:span></text:span><text:span text:style-name="T9"> to the provided value.</text:span></text:p>
      <text:p text:style-name="P13"><text:line-break/><text:span text:style-name="T4">Algorithm</text:span></text:p>
      <text:list xml:id="list1279866358" text:style-name="L13">
        <text:list-item>
          <text:p text:style-name="P46">Accept the parameter <text:span text:style-name="Class_20_Variables">offset</text:span> as the name of the property to look up;</text:p>
        </text:list-item>
        <text:list-item>
          <text:p text:style-name="P49">Accept the parameter <text:span text:style-name="Class_20_Variables">value</text:span> as the value of the property to set;</text:p>
        </text:list-item>
        <text:list-item>
          <text:p text:style-name="P49">If <text:span text:style-name="Class_20_Variables">offset</text:span> is not null, goto step <text:span text:style-name="T4">6</text:span>;</text:p>
        </text:list-item>
        <text:list-item>
          <text:p text:style-name="P49">Add <text:span text:style-name="Class_20_Variables">value</text:span> on the top of the <text:span text:style-name="Class_20_Variables">stack</text:span>;</text:p>
        </text:list-item>
        <text:list-item>
          <text:p text:style-name="P49">goto step <text:span text:style-name="T4">7</text:span>;</text:p>
        </text:list-item>
        <text:list-item>
          <text:p text:style-name="P49">Assign <text:span text:style-name="Class_20_Variables">value</text:span> to the <text:span text:style-name="Class_20_Variables">offset</text:span> location in <text:span text:style-name="Class_20_Variables">stack</text:span>;</text:p>
        </text:list-item>
        <text:list-item>
          <text:p text:style-name="P49">exit.</text:p>
          <text:p text:style-name="P49"/>
        </text:list-item>
      </text:list>
      <text:p text:style-name="P14">Implementation</text:p>
      <text:p text:style-name="P13"/>
      <text:p text:style-name="Method_20_Code_20_Listing">/**</text:p>
      <text:p text:style-name="Method_20_Code_20_Listing"><text:s/>* offsetSet</text:p>
      <text:p text:style-name="Method_20_Code_20_Listing"><text:s/>*</text:p>
      <text:p text:style-name="Method_20_Code_20_Listing"><text:s/>* Set the stack at $offset to $value. </text:p>
      <text:p text:style-name="Method_20_Code_20_Listing"><text:s/>* If $offset is null, set next stack entry to $value</text:p>
      <text:p text:style-name="Method_20_Code_20_Listing"><text:s/>* @param integer $offset = offset to stack location to set</text:p>
      <text:p text:style-name="Method_20_Code_20_Listing"><text:s/>* @param mixed $value = value to set stack at $offset to</text:p>
      <text:p text:style-name="Method_20_Code_20_Listing"><text:s/>* @throws \Library\Stack\Exception</text:p>
      <text:p text:style-name="Method_20_Code_20_Listing"><text:s/>*/</text:p>
      <text:p text:style-name="Method_20_Code_20_Listing">public function offsetSet($offset, $value)</text:p>
      <text:p text:style-name="Method_20_Code_20_Listing">{</text:p>
      <text:p text:style-name="Method_20_Code_20_Listing"><text:tab/>if (is_null($offset))</text:p>
      <text:p text:style-name="Method_20_Code_20_Listing"><text:tab/>{</text:p>
      <text:p text:style-name="Method_20_Code_20_Listing"><text:tab/><text:tab/>$this-&gt;stack[] = $value;</text:p>
      <text:p text:style-name="Method_20_Code_20_Listing"><text:tab/>}</text:p>
      <text:p text:style-name="Method_20_Code_20_Listing"><text:tab/>else</text:p>
      <text:p text:style-name="Method_20_Code_20_Listing"><text:tab/>{</text:p>
      <text:p text:style-name="Method_20_Code_20_Listing"><text:tab/><text:tab/>$this-&gt;stack[$offset] = $value;</text:p>
      <text:p text:style-name="Method_20_Code_20_Listing"><text:tab/>}</text:p>
      <text:p text:style-name="Method_20_Code_20_Listing">}</text:p>
      <text:p text:style-name="P12"/>
      <text:p text:style-name="P14">Narrative</text:p>
      <text:p text:style-name="P12"/>
      <text:p text:style-name="Method_20_Body">The <text:span text:style-name="Class_20_Variables">offsetSet</text:span> method expects two mandatory parameter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4">$offset</text:p>
          </table:table-cell>
          <table:table-cell table:style-name="Table5.B2" office:value-type="string">
            <text:p text:style-name="Method_20_Table_20_Description">Offset in the stack to fetch value from.</text:p>
          </table:table-cell>
        </table:table-row>
        <table:table-row>
          <table:table-cell table:style-name="Table5.A2" office:value-type="string">
            <text:p text:style-name="P21">$value</text:p>
          </table:table-cell>
          <table:table-cell table:style-name="Table5.B2" office:value-type="string">
            <text:p text:style-name="P20">Value to set stack at $offset to</text:p>
          </table:table-cell>
        </table:table-row>
      </table:table>
      <text:p text:style-name="Method_20_Body"/>
      <text:p text:style-name="P12">Pass <text:span text:style-name="Class_20_Variables">$offset</text:span> to the <text:span text:style-name="T4">PHP is_null</text:span> function. <text:s/>If true is returned,</text:p>
      <text:p text:style-name="P12"/>
      <text:p text:style-name="P19">Add the <text:span text:style-name="Class_20_Variables">$value</text:span> parameter to the top (next available location) of the <text:span text:style-name="Class_20_Variables">$stack</text:span> class property;</text:p>
      <text:p text:style-name="P19"/>
      <text:p text:style-name="Method_20_Body">Otherwise,</text:p>
      <text:p text:style-name="Method_20_Body"/>
      <text:p text:style-name="P18">Set the <text:span text:style-name="Class_20_Variables">$stack</text:span> class property at location <text:span text:style-name="Class_20_Variables">$offset</text:span> to <text:span text:style-name="Class_20_Variables">$value</text:span>.</text:p>
      <text:h text:style-name="P32" text:outline-level="5"><text:bookmark-start text:name="offsetUnset"/><text:soft-page-break/>offsetUnset<text:bookmark-end text:name="offsetUnset"/></text:h>
      <text:p text:style-name="P13"/>
      <text:p text:style-name="P13">Unset the item at the specified offset.</text:p>
      <text:p text:style-name="P13"/>
      <text:p text:style-name="P14">Algorithm</text:p>
      <text:list xml:id="list127723673" text:style-name="L14">
        <text:list-item>
          <text:p text:style-name="P52">Accept the parameter <text:span text:style-name="Class_20_Variables">offset</text:span> as the name of the property to delete;</text:p>
        </text:list-item>
        <text:list-item>
          <text:p text:style-name="P52">if <text:span text:style-name="Class_20_Variables">offset</text:span> is present in the<text:span text:style-name="Class_20_Variables"> stack</text:span> array, delete it from the <text:span text:style-name="Class_20_Variables">stack</text:span> array</text:p>
          <text:p text:style-name="P52"><text:span text:style-name="T9"/></text:p>
        </text:list-item>
      </text:list>
      <text:p text:style-name="P14">Implementation</text:p>
      <text:p text:style-name="P13"/>
      <text:p text:style-name="Method_20_Code_20_Listing">/**</text:p>
      <text:p text:style-name="Method_20_Code_20_Listing"><text:s/>* offsetUnset</text:p>
      <text:p text:style-name="Method_20_Code_20_Listing"><text:s/>*</text:p>
      <text:p text:style-name="Method_20_Code_20_Listing"><text:s/>* Unset the entry at stack location $offset</text:p>
      <text:p text:style-name="Method_20_Code_20_Listing"><text:s/>* @param integer $offset = location to unset</text:p>
      <text:p text:style-name="Method_20_Code_20_Listing"><text:s/>* @throws \Library\Stack\Exception</text:p>
      <text:p text:style-name="Method_20_Code_20_Listing"><text:s/>*/</text:p>
      <text:p text:style-name="Method_20_Code_20_Listing">public function offsetUnset($offset)</text:p>
      <text:p text:style-name="Method_20_Code_20_Listing">{</text:p>
      <text:p text:style-name="Method_20_Code_20_Listing"><text:tab/>unset($this-&gt;stack[$offset]);</text:p>
      <text:p text:style-name="Method_20_Code_20_Listing">}</text:p>
      <text:p text:style-name="P13"/>
      <text:p text:style-name="P14">Narrative</text:p>
      <text:p text:style-name="P12"/>
      <text:p text:style-name="Method_20_Body">The <text:span text:style-name="Class_20_Variables">offsetUnset</text:span> method expects a single, mandatory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Parameter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4">$offset</text:p>
          </table:table-cell>
          <table:table-cell table:style-name="Table6.B2" office:value-type="string">
            <text:p text:style-name="Method_20_Table_20_Description">Offset in the stack to fetch value from.</text:p>
          </table:table-cell>
        </table:table-row>
      </table:table>
      <text:p text:style-name="Method_20_Body"/>
      <text:p text:style-name="P13"/>
      <text:p text:style-name="P13"/>
      <text:h text:style-name="P34" text:outline-level="5"><text:bookmark-start text:name="pop"/>pop<text:bookmark-end text:name="pop"/></text:h>
      <text:p text:style-name="P13"/>
      <text:p text:style-name="P13">Extracts the last (top) item from the stack, decrement the stack size by one and returns the item.</text:p>
      <text:p text:style-name="P13"/>
      <text:p text:style-name="P14">Algorithm</text:p>
      <text:list xml:id="list412162051" text:style-name="L15">
        <text:list-item>
          <text:p text:style-name="P53"><text:span text:style-name="T9">Store the top entry on the </text:span><text:span text:style-name="Class_20_Variables"><text:span text:style-name="T16">stack</text:span></text:span><text:span text:style-name="T9"> in </text:span><text:span text:style-name="Class_20_Variables"><text:span text:style-name="T16">data</text:span></text:span><text:span text:style-name="T9">;</text:span></text:p>
        </text:list-item>
        <text:list-item>
          <text:p text:style-name="P53"><text:span text:style-name="T9">delete the top entry from the </text:span><text:span text:style-name="Class_20_Variables"><text:span text:style-name="T16">stack</text:span></text:span><text:span text:style-name="T9">;</text:span></text:p>
        </text:list-item>
        <text:list-item>
          <text:p text:style-name="P53"><text:span text:style-name="T9">return </text:span><text:span text:style-name="Class_20_Variables"><text:span text:style-name="T16">data</text:span></text:span><text:span text:style-name="T9">.</text:span></text:p>
          <text:p text:style-name="P53"><text:span text:style-name="T9"/></text:p>
        </text:list-item>
      </text:list>
      <text:p text:style-name="P14">Implementation</text:p>
      <text:p text:style-name="P13"/>
      <text:p text:style-name="Method_20_Code_20_Listing">/**</text:p>
      <text:p text:style-name="Method_20_Code_20_Listing"><text:s/>* pop</text:p>
      <text:p text:style-name="Method_20_Code_20_Listing"><text:s/>*</text:p>
      <text:p text:style-name="Method_20_Code_20_Listing"><text:s/>* Extracts the last value in the array, decreases the array size by one </text:p>
      <text:p text:style-name="Method_20_Code_20_Listing"><text:s/>* and returns the element value</text:p>
      <text:p text:style-name="Method_20_Code_20_Listing"><text:s/>* @return mixed $element = the value extracted from the array</text:p>
      <text:p text:style-name="Method_20_Code_20_Listing"><text:s/>* @throws \Library\Stack\Exception</text:p>
      <text:p text:style-name="Method_20_Code_20_Listing"><text:s/>*/</text:p>
      <text:p text:style-name="Method_20_Code_20_Listing">public function pop()</text:p>
      <text:p text:style-name="Method_20_Code_20_Listing">{</text:p>
      <text:p text:style-name="Method_20_Code_20_Listing"><text:tab/>if (count($this-&gt;stack) == 0)</text:p>
      <text:p text:style-name="Method_20_Code_20_Listing"><text:tab/>{</text:p>
      <text:p text:style-name="Method_20_Code_20_Listing"><text:tab/><text:tab/>throw new Exception(Error::code('EmptyStack'));</text:p>
      <text:p text:style-name="Method_20_Code_20_Listing"><text:tab/>}</text:p>
      <text:p text:style-name="Method_20_Code_20_Listing"><text:tab/>return array_pop($this-&gt;stack);</text:p>
      <text:p text:style-name="Method_20_Code_20_Listing">}</text:p>
      <text:p text:style-name="P13"/>
      <text:p text:style-name="P14">Narrative</text:p>
      <text:p text:style-name="P13"/>
      <text:p text:style-name="P13">Pass the <text:span text:style-name="Class_20_Variables">$stack</text:span> class property to the <text:span text:style-name="T4">PHP count</text:span> array function. <text:s/>If the number of elements is 0, throw an exception;</text:p>
      <text:p text:style-name="P13"/>
      <text:p text:style-name="P13">Pass the <text:span text:style-name="Class_20_Variables">$stack</text:span> class property to the <text:span text:style-name="T4">PHP array_pop</text:span> function and return the result.</text:p>
      <text:p text:style-name="P13"/>
      <text:p text:style-name="P13"/>
      <text:h text:style-name="P34" text:outline-level="5"><text:bookmark-start text:name="prev"/>prev<text:bookmark-end text:name="prev"/></text:h>
      <text:p text:style-name="P13"/>
      <text:p text:style-name="P13">Decrements the stack pointer by one and returns the stack item.</text:p>
      <text:p text:style-name="P13"/>
      <text:p text:style-name="P14">Algorithm</text:p>
      <text:list xml:id="list326794591" text:style-name="L16">
        <text:list-item>
          <text:p text:style-name="P54"><text:span text:style-name="T9">If the current array pointer is not the bottom array element, goto step </text:span><text:span text:style-name="T10">3</text:span><text:span text:style-name="T9">;</text:span></text:p>
        </text:list-item>
        <text:list-item>
          <text:p text:style-name="P54"><text:span text:style-name="T9">return a boolean false;</text:span></text:p>
        </text:list-item>
        <text:list-item>
          <text:p text:style-name="P54"><text:span text:style-name="T9">decrement the array pointer to point to the previous item;</text:span></text:p>
        </text:list-item>
        <text:list-item>
          <text:p text:style-name="P54"><text:span text:style-name="T9">return the stack element pointed to.</text:span></text:p>
          <text:p text:style-name="P54"><text:span text:style-name="T9"/></text:p>
        </text:list-item>
      </text:list>
      <text:p text:style-name="P14">Implementation</text:p>
      <text:p text:style-name="P13"/>
      <text:p text:style-name="Method_20_Code_20_Listing">/**</text:p>
      <text:p text:style-name="Method_20_Code_20_Listing"><text:s/>* prev</text:p>
      <text:p text:style-name="Method_20_Code_20_Listing"><text:s/>*</text:p>
      <text:p text:style-name="Method_20_Code_20_Listing"><text:s/>* rewinds the stack pointer by one element and returns current stack value</text:p>
      <text:p text:style-name="Method_20_Code_20_Listing"><text:s/>* @return mixed $value = previous element in the stack.</text:p>
      <text:p text:style-name="Method_20_Code_20_Listing"><text:s/>*/</text:p>
      <text:p text:style-name="Method_20_Code_20_Listing">public function prev()</text:p>
      <text:p text:style-name="Method_20_Code_20_Listing">{</text:p>
      <text:p text:style-name="Method_20_Code_20_Listing"><text:tab/>return prev($this-&gt;stack);</text:p>
      <text:p text:style-name="Method_20_Code_20_Listing">}</text:p>
      <text:p text:style-name="P13"/>
      <text:p text:style-name="P14">Narrative</text:p>
      <text:p text:style-name="P13"/>
      <text:p text:style-name="P13">Pass the <text:span text:style-name="Class_20_Variables">$stack</text:span> class property to the <text:span text:style-name="Class_20_Variables">PHP prev</text:span> array function and return the result.</text:p>
      <text:p text:style-name="P13"/>
      <text:p text:style-name="P13"/>
      <text:h text:style-name="P34" text:outline-level="5"><text:bookmark-start text:name="push"/>push<text:bookmark-end text:name="push"/></text:h>
      <text:p text:style-name="Method_20_Body"/>
      <text:p text:style-name="Method_20_Body">Add a new item at the top (end) of the stack.</text:p>
      <text:p text:style-name="Method_20_Body"/>
      <text:p text:style-name="P15">Algorithm</text:p>
      <text:list xml:id="list1457892082" text:style-name="L17">
        <text:list-item>
          <text:p text:style-name="P56"><text:span text:style-name="T9">Accept the parameter </text:span><text:span text:style-name="Class_20_Variables">value</text:span><text:span text:style-name="T9"> as the value to push on the </text:span><text:span text:style-name="Class_20_Variables"><text:span text:style-name="T16">stack</text:span></text:span><text:span text:style-name="T9">;</text:span></text:p>
        </text:list-item>
        <text:list-item>
          <text:p text:style-name="P50">Add <text:span text:style-name="Class_20_Variables">value</text:span> to the next available element of the <text:span text:style-name="Class_20_Variables">stack</text:span> array;</text:p>
        </text:list-item>
        <text:list-item>
          <text:p text:style-name="P50">Return the <text:span text:style-name="Class_20_Variables">value</text:span>.</text:p>
          <text:p text:style-name="P50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push</text:p>
      <text:p text:style-name="Method_20_Code_20_Listing"><text:s/>*</text:p>
      <text:p text:style-name="Method_20_Code_20_Listing"><text:s/>* push a new item onto the top (end) of the stack</text:p>
      <text:p text:style-name="Method_20_Code_20_Listing"><text:s/>* @param mixed $value = value to store on the stack</text:p>
      <text:p text:style-name="Method_20_Code_20_Listing"><text:s/>* @return mixed $value = value on the top of the stack</text:p>
      <text:p text:style-name="Method_20_Code_20_Listing"><text:s/>* @throws \Library\Stack\Exception</text:p>
      <text:p text:style-name="Method_20_Code_20_Listing"><text:s/>*/</text:p>
      <text:p text:style-name="Method_20_Code_20_Listing">public function push($value)</text:p>
      <text:p text:style-name="Method_20_Code_20_Listing">{</text:p>
      <text:p text:style-name="Method_20_Code_20_Listing"><text:tab/>array_push($this-&gt;stack, $value);</text:p>
      <text:p text:style-name="Method_20_Code_20_Listing"><text:tab/>return end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push</text:span> method expects a singl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Parameter</text:p>
          </table:table-cell>
          <table:table-cell table:style-name="Table7.B1" office:value-type="string">
            <text:p text:style-name="P3">Description</text:p>
          </table:table-cell>
        </table:table-row>
        <table:table-row>
          <table:table-cell table:style-name="Table7.A2" office:value-type="string">
            <text:p text:style-name="P4">$value</text:p>
          </table:table-cell>
          <table:table-cell table:style-name="Table7.B2" office:value-type="string">
            <text:p text:style-name="Method_20_Table_20_Description">The value to push (add to the top of the stack).</text:p>
          </table:table-cell>
        </table:table-row>
      </table:table>
      <text:p text:style-name="Method_20_Body"/>
      <text:p text:style-name="Method_20_Body">Pass the <text:span text:style-name="Class_20_Variables">$stack</text:span> class property and the <text:span text:style-name="Class_20_Variables">$value</text:span> parameter to the <text:span text:style-name="T4">PHP array_push</text:span> function;</text:p>
      <text:p text:style-name="Method_20_Body"/>
      <text:p text:style-name="Method_20_Body">Pass the <text:span text:style-name="Class_20_Variables">$stack</text:span> class property to the <text:span text:style-name="Class_20_Variables">PHP end</text:span> array function and return the result.</text:p>
      <text:p text:style-name="Method_20_Body"/>
      <text:p text:style-name="Method_20_Body"/>
      <text:h text:style-name="P33" text:outline-level="5"><text:bookmark-start text:name="rewind"/>rewind<text:bookmark-end text:name="rewind"/></text:h>
      <text:p text:style-name="Method_20_Body"/>
      <text:p text:style-name="Method_20_Body">Move the stack pointer to the first item in the stack and return the item.</text:p>
      <text:p text:style-name="Method_20_Body"/>
      <text:p text:style-name="P15">Algorithm</text:p>
      <text:list xml:id="list1329143755" text:style-name="L18">
        <text:list-item>
          <text:p text:style-name="P57">Set the array pointer to the bottom (first) <text:span text:style-name="Class_20_Variables">stack</text:span> element;</text:p>
        </text:list-item>
        <text:list-item>
          <text:p text:style-name="P57">Return the <text:span text:style-name="Class_20_Variables">value</text:span> of the first <text:span text:style-name="Class_20_Variables">stack</text:span> element.</text:p>
          <text:p text:style-name="P57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rewind.</text:p>
      <text:p text:style-name="Method_20_Code_20_Listing"><text:s/>*</text:p>
      <text:p text:style-name="Method_20_Code_20_Listing"><text:s/>* Moves the current stack pointer to the first element in the stack.</text:p>
      <text:p text:style-name="Method_20_Code_20_Listing"><text:s/>*/</text:p>
      <text:p text:style-name="Method_20_Code_20_Listing">public function rewind()</text:p>
      <text:p text:style-name="Method_20_Code_20_Listing">{</text:p>
      <text:p text:style-name="Method_20_Code_20_Listing"><text:tab/>reset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Pass the <text:span text:style-name="Class_20_Variables">$stack</text:span> class property to the <text:span text:style-name="T4">PHP reset</text:span> array function and return the addressed element value.</text:p>
      <text:p text:style-name="Method_20_Body"/>
      <text:h text:style-name="P33" text:outline-level="5"><text:bookmark-start text:name="serialize"/>serialize<text:bookmark-end text:name="serialize"/></text:h>
      <text:p text:style-name="Method_20_Body"/>
      <text:p text:style-name="Method_20_Body">Return a serialization of the class variables in a string.</text:p>
      <text:p text:style-name="Method_20_Body"/>
      <text:p text:style-name="P15">Algorithm</text:p>
      <text:list xml:id="list1874509126" text:style-name="L19">
        <text:list-item>
          <text:p text:style-name="P58">Create an array containing all of the properties in the current class;</text:p>
        </text:list-item>
        <text:list-item>
          <text:p text:style-name="P58">Create a serialization string of the array and return the string.</text:p>
          <text:p text:style-name="P58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serialize</text:p>
      <text:p text:style-name="Method_20_Code_20_Listing"><text:s/>*</text:p>
      <text:p text:style-name="Method_20_Code_20_Listing"><text:s/>* Serialize the storage</text:p>
      <text:p text:style-name="Method_20_Code_20_Listing"><text:s/>* @return string $serialized = serialized storage string</text:p>
      <text:p text:style-name="Method_20_Code_20_Listing"><text:s/>*/</text:p>
      <text:p text:style-name="Method_20_Code_20_Listing">public function serialize()</text:p>
      <text:p text:style-name="Method_20_Code_20_Listing">{</text:p>
      <text:p text:style-name="Method_20_Code_20_Listing"><text:tab/>return serialize(get_object_vars($this)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Pass the current class instance (<text:span text:style-name="Class_20_Variables">$this</text:span>) to the <text:span text:style-name="Class_20_Variables"><text:span text:style-name="T25">PHP get_object_vars</text:span></text:span> function. <text:s/>Pass the result to the <text:span text:style-name="T4">PHP serialize</text:span> function and return the result.</text:p>
      <text:p text:style-name="Method_20_Body"/>
      <text:h text:style-name="P33" text:outline-level="5"><text:bookmark-start text:name="setIteratorMode"/>setIteratorMode<text:bookmark-end text:name="setIteratorMode"/></text:h>
      <text:p text:style-name="Method_20_Body"/>
      <text:p text:style-name="Method_20_Body">Set the iteration mode.</text:p>
      <text:p text:style-name="Method_20_Body"/>
      <text:p text:style-name="P15">Algorithm</text:p>
      <text:list xml:id="list2172366698" text:style-name="L20">
        <text:list-item>
          <text:p text:style-name="P59">Accept <text:span text:style-name="T9">the parameter </text:span><text:span text:style-name="Class_20_Variables"><text:span text:style-name="T16">mode</text:span></text:span><text:span text:style-name="T9"> as the iteration mode;</text:span></text:p>
        </text:list-item>
        <text:list-item>
          <text:p text:style-name="P59"><text:span text:style-name="T9">If the </text:span><text:span text:style-name="T10">IT_MODE_LIFO</text:span><text:span text:style-name="T9"> flag is set goto </text:span><text:span text:style-name="T10">4</text:span><text:span text:style-name="T9">;</text:span></text:p>
        </text:list-item>
        <text:list-item>
          <text:p text:style-name="P59"><text:span text:style-name="T9">Throw exception.</text:span></text:p>
        </text:list-item>
        <text:list-item>
          <text:p text:style-name="P59"><text:span text:style-name="T9">Assign </text:span><text:span text:style-name="Class_20_Variables"><text:span text:style-name="T16">mode</text:span></text:span><text:span text:style-name="T9"> to the </text:span><text:span text:style-name="Class_20_Variables"><text:span text:style-name="T16">iteratorMode</text:span></text:span><text:span text:style-name="T9"> class property.</text:span></text:p>
          <text:p text:style-name="P59"><text:span text:style-name="T9"/></text:p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setIteratorMode</text:p>
      <text:p text:style-name="Method_20_Code_20_Listing"><text:s/>*</text:p>
      <text:p text:style-name="Method_20_Code_20_Listing"><text:s/>* Sets the mode of iteration</text:p>
      <text:p text:style-name="Method_20_Code_20_Listing"><text:s/>* @param integer $mode = iteration mode</text:p>
      <text:p text:style-name="Method_20_Code_20_Listing"><text:s/>*/</text:p>
      <text:p text:style-name="Method_20_Code_20_Listing">public function setIteratorMode($mode)</text:p>
      <text:p text:style-name="Method_20_Code_20_Listing">{</text:p>
      <text:p text:style-name="Method_20_Code_20_Listing"><text:span text:style-name="T17"><text:tab/></text:span><text:span text:style-name="T18">if (($mode &amp; \SplDoublyLinkedList::IT_MODE_LIFO) !==</text:span></text:p>
      <text:p text:style-name="Method_20_Code_20_Listing"><text:tab/><text:tab/><text:tab/>\SplDoublyLinkedList::IT_MODE_LIFO)</text:p>
      <text:p text:style-name="Method_20_Code_20_Listing"><text:tab/>{</text:p>
      <text:p text:style-name="Method_20_Code_20_Listing"><text:tab/><text:tab/>throw new Exception(Error::code('StackInvalidMode'));</text:p>
      <text:p text:style-name="Method_20_Code_20_Listing"><text:tab/>}</text:p>
      <text:p text:style-name="Method_20_Code_20_Listing"/>
      <text:p text:style-name="Method_20_Code_20_Listing"><text:tab/>$this-&gt;iteratorMode = $mode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setIteratorMode</text:span> method expects a single, mandatory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Parameter</text:p>
          </table:table-cell>
          <table:table-cell table:style-name="Table8.B1" office:value-type="string">
            <text:p text:style-name="P3">Description</text:p>
          </table:table-cell>
        </table:table-row>
        <table:table-row>
          <table:table-cell table:style-name="Table8.A2" office:value-type="string">
            <text:p text:style-name="P4">$mode</text:p>
          </table:table-cell>
          <table:table-cell table:style-name="Table8.B2" office:value-type="string">
            <text:p text:style-name="Method_20_Table_20_Description">The new iterator mode setting.</text:p>
          </table:table-cell>
        </table:table-row>
      </table:table>
      <text:p text:style-name="Method_20_Body"/>
      <text:p text:style-name="Method_20_Body">If the result of masking the <text:span text:style-name="Class_20_Variables">$mode</text:span> parameter with the <text:span text:style-name="T4">IT_MODE_LIFO</text:span> constant is not equal to the <text:span text:style-name="T4">IT_MODE_LIFO</text:span> constant, throw an exception.</text:p>
      <text:p text:style-name="Method_20_Body"/>
      <text:p text:style-name="Method_20_Body">Set <text:span text:style-name="Class_20_Variables"><text:span text:style-name="T20">$iteratorMode</text:span></text:span> to the <text:span text:style-name="Class_20_Variables"><text:span text:style-name="T20">$mode</text:span></text:span> parameter.</text:p>
      <text:p text:style-name="Method_20_Body"/>
      <text:p text:style-name="Method_20_Body"/>
      <text:h text:style-name="P33" text:outline-level="5"><text:bookmark-start text:name="shift"/>shift<text:bookmark-end text:name="shift"/></text:h>
      <text:p text:style-name="Method_20_Body"/>
      <text:p text:style-name="Method_20_Body">Remove an item from the bottom (beginning) of the stack and return the value of the item.</text:p>
      <text:p text:style-name="Method_20_Body"/>
      <text:p text:style-name="P15">Algorithm</text:p>
      <text:list xml:id="list948551618" text:style-name="L21">
        <text:list-item>
          <text:p text:style-name="P60">If the <text:span text:style-name="Class_20_Variables">stack</text:span> array is not empty, goto step <text:span text:style-name="T4">3</text:span>;</text:p>
        </text:list-item>
        <text:list-item>
          <text:p text:style-name="P60">throw an exception and exit;</text:p>
        </text:list-item>
        <text:list-item>
          <text:p text:style-name="P60">Assign the bottom (first) of the <text:span text:style-name="Class_20_Variables">stack</text:span> to <text:span text:style-name="Class_20_Variables">data</text:span>;</text:p>
        </text:list-item>
        <text:list-item>
          <text:p text:style-name="P60">delete the bottom (first) element from the <text:span text:style-name="Class_20_Variables">stack</text:span>;</text:p>
        </text:list-item>
        <text:list-item>
          <text:p text:style-name="P60">return <text:span text:style-name="Class_20_Variables">data</text:span>.</text:p>
          <text:p text:style-name="P60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shift</text:p>
      <text:p text:style-name="Method_20_Code_20_Listing"><text:s/>*</text:p>
      <text:p text:style-name="Method_20_Code_20_Listing"><text:s/>* remove a value from the beginning of the stack</text:p>
      <text:p text:style-name="Method_20_Code_20_Listing"><text:s/>* @return mixed $value = value shifted off the stack</text:p>
      <text:p text:style-name="Method_20_Code_20_Listing"><text:s/>* @throws \Library\Stack\Exception</text:p>
      <text:p text:style-name="Method_20_Code_20_Listing"><text:s/>*/</text:p>
      <text:p text:style-name="Method_20_Code_20_Listing">public function shift()</text:p>
      <text:p text:style-name="Method_20_Code_20_Listing">{</text:p>
      <text:p text:style-name="Method_20_Code_20_Listing"><text:tab/>if (count($this-&gt;stack) == 0)</text:p>
      <text:p text:style-name="Method_20_Code_20_Listing"><text:tab/>{</text:p>
      <text:p text:style-name="Method_20_Code_20_Listing"><text:tab/><text:tab/>throw new Exception(Error::code('EmptyStack'));</text:p>
      <text:p text:style-name="Method_20_Code_20_Listing"><text:tab/>}</text:p>
      <text:p text:style-name="Method_20_Code_20_Listing"><text:tab/>return array_shift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Pass the <text:span text:style-name="Class_20_Variables">$stack </text:span>class property to the <text:span text:style-name="T4">PHP count </text:span>array function. <text:s/>If the result is 0, throw an exception.</text:p>
      <text:p text:style-name="Method_20_Body"><text:span text:style-name="T8"/></text:p>
      <text:p text:style-name="Method_20_Body"><text:span text:style-name="T8">Pass the </text:span><text:span text:style-name="Class_20_Variables"><text:span text:style-name="T8">$stack</text:span></text:span><text:span text:style-name="T8"> class property to the </text:span><text:span text:style-name="T10">PHP array_shift</text:span><text:span text:style-name="T8"> function and return the result.</text:span></text:p>
      <text:p text:style-name="Method_20_Body"/>
      <text:p text:style-name="Method_20_Body"/>
      <text:h text:style-name="P33" text:outline-level="5"><text:bookmark-start text:name="top"/>top<text:bookmark-end text:name="top"/></text:h>
      <text:p text:style-name="Method_20_Body"/>
      <text:p text:style-name="Method_20_Body">Advance the stack pointer to the last item in the stack and return the item.</text:p>
      <text:p text:style-name="Method_20_Body"/>
      <text:p text:style-name="P15">Algorithm</text:p>
      <text:list xml:id="list358375061" text:continue-list="list948551618" text:style-name="L21">
        <text:list-item text:start-value="1">
          <text:p text:style-name="P60">If the <text:span text:style-name="Class_20_Variables">stack</text:span> array is not empty, goto step <text:span text:style-name="T4">3</text:span>;</text:p>
        </text:list-item>
        <text:list-item>
          <text:p text:style-name="P60">throw an exception and exit;</text:p>
        </text:list-item>
        <text:list-item>
          <text:p text:style-name="P60">Assign the top (last) of the <text:span text:style-name="Class_20_Variables">stack</text:span> to <text:span text:style-name="Class_20_Variables">data</text:span>;</text:p>
        </text:list-item>
        <text:list-item>
          <text:p text:style-name="P60">return the top (last) element from the <text:span text:style-name="Class_20_Variables">stack.</text:span></text:p>
          <text:p text:style-name="P60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top</text:p>
      <text:p text:style-name="Method_20_Code_20_Listing"><text:s/>*</text:p>
      <text:p text:style-name="Method_20_Code_20_Listing"><text:s/>* return the top of stack value, throws exception if the stack is empty</text:p>
      <text:p text:style-name="Method_20_Code_20_Listing"><text:s/>* @return integer $top = top of the stack value</text:p>
      <text:p text:style-name="Method_20_Code_20_Listing"><text:s/>* @throws \Library\Stack\Exception</text:p>
      <text:p text:style-name="Method_20_Code_20_Listing"><text:s/>*/</text:p>
      <text:p text:style-name="Method_20_Code_20_Listing">public function top()</text:p>
      <text:p text:style-name="Method_20_Code_20_Listing">{</text:p>
      <text:p text:style-name="Method_20_Code_20_Listing"><text:tab/>if (count($this-&gt;stack) == 0)</text:p>
      <text:p text:style-name="Method_20_Code_20_Listing"><text:tab/>{</text:p>
      <text:p text:style-name="Method_20_Code_20_Listing"><text:tab/><text:tab/>throw new Exception(Error::code('EmptyStack'));</text:p>
      <text:p text:style-name="Method_20_Code_20_Listing"><text:tab/>}</text:p>
      <text:p text:style-name="Method_20_Code_20_Listing"><text:tab/>return end($this-&gt;stack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Pass the <text:span text:style-name="Class_20_Variables">$stack </text:span>class property to the <text:span text:style-name="T4">PHP count </text:span>array function. <text:s/>If the result is 0, throw an exception.</text:p>
      <text:p text:style-name="Method_20_Body"><text:span text:style-name="T8"/></text:p>
      <text:p text:style-name="Method_20_Body">Pass the <text:span text:style-name="Class_20_Variables">$stack</text:span> class property to the <text:span text:style-name="Class_20_Variables">PHP end</text:span> array function and return the result.. <text:s/>The item is not removed from the <text:span text:style-name="Class_20_Variables">$stack</text:span> class property.</text:p>
      <text:p text:style-name="Method_20_Body"/>
      <text:h text:style-name="P33" text:outline-level="5"><text:bookmark-start text:name="unserialize"/>unserialize<text:bookmark-end text:name="unserialize"/></text:h>
      <text:p text:style-name="Method_20_Body"/>
      <text:p text:style-name="Method_20_Body">Unserialize and store the serialized string.</text:p>
      <text:p text:style-name="Method_20_Body"/>
      <text:p text:style-name="P61">Algorithm</text:p>
      <text:list xml:id="list640796716" text:style-name="L22">
        <text:list-item>
          <text:p text:style-name="P62">Accept the parameter <text:span text:style-name="Class_20_Variables">serialized</text:span> as the string to unserialize;</text:p>
        </text:list-item>
        <text:list-item>
          <text:p text:style-name="P62">Assign the result of unserializing the <text:span text:style-name="Class_20_Variables">serialized</text:span> parameter to an array;</text:p>
        </text:list-item>
        <text:list-item>
          <text:p text:style-name="P62">Set the array pointer to the bottom (start) of the array;</text:p>
        </text:list-item>
        <text:list-item>
          <text:p text:style-name="P62">Extract <text:span text:style-name="Class_20_Variables">key</text:span> (name) and <text:span text:style-name="Class_20_Variables">value</text:span> from the current array element;</text:p>
        </text:list-item>
        <text:list-item>
          <text:p text:style-name="P62">Assign <text:span text:style-name="Class_20_Variables">value</text:span> to the property with the name <text:span text:style-name="Class_20_Variables">key</text:span>;</text:p>
        </text:list-item>
        <text:list-item>
          <text:p text:style-name="P62">If the array pointer does not point to the top (end) of the array, goto <text:span text:style-name="T4">9</text:span>;</text:p>
        </text:list-item>
        <text:list-item>
          <text:p text:style-name="P62">Move the array pointer to the next array element;</text:p>
        </text:list-item>
        <text:list-item>
          <text:p text:style-name="P62">Goto step <text:span text:style-name="T4">4</text:span>;</text:p>
        </text:list-item>
        <text:list-item>
          <text:p text:style-name="P62">Exit.</text:p>
          <text:p text:style-name="P62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unserialize</text:p>
      <text:p text:style-name="Method_20_Code_20_Listing"><text:s/>*</text:p>
      <text:p text:style-name="Method_20_Code_20_Listing"><text:s/>* Unserialize a Library\Stack serialized string</text:p>
      <text:p text:style-name="Method_20_Code_20_Listing"><text:s/>*/</text:p>
      <text:p text:style-name="Method_20_Code_20_Listing">public function unserialize($serialized)</text:p>
      <text:p text:style-name="Method_20_Code_20_Listing">{</text:p>
      <text:p text:style-name="Method_20_Code_20_Listing"><text:tab/>foreach(unserialize($serialized) as $key =&gt; $value)</text:p>
      <text:p text:style-name="Method_20_Code_20_Listing"><text:tab/>{</text:p>
      <text:p text:style-name="Method_20_Code_20_Listing"><text:tab/><text:tab/>$this-&gt;{$key} = $value;</text:p>
      <text:p text:style-name="Method_20_Code_20_Listing"><text:tab/>}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unserialize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Parameter</text:p>
          </table:table-cell>
          <table:table-cell table:style-name="Table9.B1" office:value-type="string">
            <text:p text:style-name="P3">Description</text:p>
          </table:table-cell>
        </table:table-row>
        <table:table-row>
          <table:table-cell table:style-name="Table9.A2" office:value-type="string">
            <text:p text:style-name="P4">$serialized</text:p>
          </table:table-cell>
          <table:table-cell table:style-name="Table9.B2" office:value-type="string">
            <text:p text:style-name="Method_20_Table_20_Description">The serialized string.</text:p>
          </table:table-cell>
        </table:table-row>
      </table:table>
      <text:p text:style-name="Method_20_Body"/>
      <text:p text:style-name="Method_20_Body">The <text:span text:style-name="Class_20_Variables">$serialized</text:span> parameter is passed to the <text:span text:style-name="T4">PHP unserialize</text:span> function.</text:p>
      <text:p text:style-name="Method_20_Body"/>
      <text:p text:style-name="Method_20_Body">A control loop is entered,</text:p>
      <text:p text:style-name="Method_20_Body"/>
      <text:p text:style-name="P18">Extract the current array element as the <text:span text:style-name="Class_20_Variables">$key</text:span> (property name) and the <text:span text:style-name="Class_20_Variables">$value</text:span> (property value) variables;</text:p>
      <text:p text:style-name="P18"/>
      <text:p text:style-name="P18">Assign the <text:span text:style-name="Class_20_Variables">$value</text:span> variable to the class property with the name in <text:span text:style-name="Class_20_Variables">$key</text:span> variable;</text:p>
      <text:p text:style-name="P18"/>
      <text:p text:style-name="P18">If the current array element is the last array element, exit the control loop;</text:p>
      <text:p text:style-name="P18"/>
      <text:p text:style-name="P18">Loop.</text:p>
      <text:p text:style-name="Method_20_Body"/>
      <text:p text:style-name="Method_20_Body"><text:span text:style-name="T21"/></text:p>
      <text:h text:style-name="P33" text:outline-level="5"><text:bookmark-start text:name="unshift"/>unshift<text:bookmark-end text:name="unshift"/></text:h>
      <text:p text:style-name="Method_20_Body"/>
      <text:p text:style-name="Method_20_Body">Add an item at the bottom (beginning) of the stack.</text:p>
      <text:p text:style-name="Method_20_Body"/>
      <text:p text:style-name="P15">Algorithm</text:p>
      <text:list xml:id="list1902600672" text:style-name="L23">
        <text:list-item>
          <text:p text:style-name="P63">Accept the parameter value as the <text:span text:style-name="Class_20_Variables">value</text:span> to add to the <text:span text:style-name="Class_20_Variables">stack</text:span>;</text:p>
        </text:list-item>
        <text:list-item>
          <text:p text:style-name="P63">set array pointer to the last item;</text:p>
        </text:list-item>
        <text:list-item>
          <text:p text:style-name="P63">copy the item at the array pointer to the next array pointer location;</text:p>
        </text:list-item>
        <text:list-item>
          <text:p text:style-name="P63">if the array pointer is the first array item, goto step <text:span text:style-name="T4">7</text:span>;</text:p>
        </text:list-item>
        <text:list-item>
          <text:p text:style-name="P63">move the array pointer to the previous array pointer location;</text:p>
        </text:list-item>
        <text:list-item>
          <text:p text:style-name="P63">goto step<text:span text:style-name="T4"> 3</text:span>;</text:p>
        </text:list-item>
        <text:list-item>
          <text:p text:style-name="P63">assign <text:span text:style-name="Class_20_Variables">value</text:span> to the current array pointer.</text:p>
          <text:p text:style-name="P63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unshift</text:p>
      <text:p text:style-name="Method_20_Code_20_Listing"><text:s/>*</text:p>
      <text:p text:style-name="Method_20_Code_20_Listing"><text:s/>* add a value to the beginning of the stack</text:p>
      <text:p text:style-name="Method_20_Code_20_Listing"><text:s/>* @param mixed $value = value to shift onto the stack</text:p>
      <text:p text:style-name="Method_20_Code_20_Listing"><text:s/>*/</text:p>
      <text:p text:style-name="Method_20_Code_20_Listing">public function unshift($value)</text:p>
      <text:p text:style-name="Method_20_Code_20_Listing">{</text:p>
      <text:p text:style-name="Method_20_Code_20_Listing"><text:tab/>array_unshift($this-&gt;stack, $value);</text:p>
      <text:p text:style-name="Method_20_Code_20_Listing">}</text:p>
      <text:p text:style-name="Method_20_Body"/>
      <text:p text:style-name="Method_20_Body">The <text:span text:style-name="Class_20_Variables">unshift</text:span> method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Parameter</text:p>
          </table:table-cell>
          <table:table-cell table:style-name="Table10.B1" office:value-type="string">
            <text:p text:style-name="P3">Description</text:p>
          </table:table-cell>
        </table:table-row>
        <table:table-row>
          <table:table-cell table:style-name="Table10.A2" office:value-type="string">
            <text:p text:style-name="P4">$value</text:p>
          </table:table-cell>
          <table:table-cell table:style-name="Table10.B2" office:value-type="string">
            <text:p text:style-name="Method_20_Table_20_Description">The value to unshift (add to the bottom of the stack).</text:p>
          </table:table-cell>
        </table:table-row>
      </table:table>
      <text:p text:style-name="Method_20_Body"/>
      <text:p text:style-name="Method_20_Body">Pass the <text:span text:style-name="Class_20_Variables">$stack</text:span> class property and the <text:span text:style-name="Class_20_Variables">$value</text:span> parameter to the <text:span text:style-name="T4">PHP array_unshift</text:span> function to add the <text:span text:style-name="Class_20_Variables">$value</text:span> parameter to the bottom (start) of the <text:span text:style-name="Class_20_Variables">$stack</text:span> class property.</text:p>
      <text:p text:style-name="Method_20_Body"/>
      <text:p text:style-name="Method_20_Body"/>
      <text:h text:style-name="P33" text:outline-level="5"><text:bookmark-start text:name="valid"/>valid<text:bookmark-end text:name="valid"/></text:h>
      <text:p text:style-name="Method_20_Body"/>
      <text:p text:style-name="Method_20_Body">Returns true if the current key is valid, false if not.</text:p>
      <text:p text:style-name="Method_20_Body"/>
      <text:p text:style-name="P15">Algorithm</text:p>
      <text:list xml:id="list1324871422" text:style-name="L24">
        <text:list-item>
          <text:p text:style-name="P64">If the stack is empty, goto step 3;</text:p>
        </text:list-item>
        <text:list-item>
          <text:p text:style-name="P64">If the current array pointer does NOT point beyond the last array element, return a boolean true;</text:p>
        </text:list-item>
        <text:list-item>
          <text:p text:style-name="P64">return a boolean false.</text:p>
          <text:p text:style-name="P64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valid.</text:p>
      <text:p text:style-name="Method_20_Code_20_Listing"><text:s/>*</text:p>
      <text:p text:style-name="Method_20_Code_20_Listing"><text:s/>* Returns the validity of the current stack pointer</text:p>
      <text:p text:style-name="Method_20_Code_20_Listing"><text:s/>* @return boolean true = the current stack pointer is valid.</text:p>
      <text:p text:style-name="Method_20_Code_20_Listing"><text:s/>*/</text:p>
      <text:p text:style-name="Method_20_Code_20_Listing">public function valid()</text:p>
      <text:p text:style-name="Method_20_Code_20_Listing">{</text:p>
      <text:p text:style-name="Method_20_Code_20_Listing"><text:tab/>return (current($this-&gt;stack) === false) ? False : true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Pass the <text:span text:style-name="Class_20_Variables">$stack</text:span> class property to the <text:span text:style-name="T4">PHP current</text:span> array function. <text:s/>If a boolean false is returned, return a boolean <text:span text:style-name="Class_20_Variables">false</text:span>.</text:p>
      <text:p text:style-name="Method_20_Body"/>
      <text:p text:style-name="Method_20_Body">Return a boolean <text:span text:style-name="Class_20_Variables">true</text:span>.</text:p>
      <text:p text:style-name="Method_20_Body"/>
      <text:p text:style-name="Method_20_Body"/>
      <text:h text:style-name="P31" text:outline-level="3">Source Listing</text:h>
      <text:p text:style-name="Coding_20_Body"/>
      <text:p text:style-name="P22">&lt;?php</text:p>
      <text:p text:style-name="P22">namespace Library;</text:p>
      <text:p text:style-name="P22">use Library\Error;</text:p>
      <text:p text:style-name="P22"/>
      <text:p text:style-name="P22">/*</text:p>
      <text:p text:style-name="P22"><text:s/>* <text:tab/>Stack is copyright © 2012. EarthWalk Software.</text:p>
      <text:p text:style-name="P22"><text:s/>* <text:tab/>Licensed under the Academic Free License version 3.0</text:p>
      <text:p text:style-name="P24"><text:s/>* <text:tab/>Refer to the file named License.txt provided with the source,</text:p>
      <text:p text:style-name="P24"><text:s/>*<text:tab/> <text:s text:c="5"/>or from http://opensource.org/licenses/academic.php</text:p>
      <text:p text:style-name="P22"><text:s/>*/</text:p>
      <text:p text:style-name="P22">/**</text:p>
      <text:p text:style-name="P22"><text:s/>*</text:p>
      <text:p text:style-name="P22"><text:s/>* Stack.</text:p>
      <text:p text:style-name="P22"><text:s/>*</text:p>
      <text:p text:style-name="P22"><text:s/>* A class wrapper for php array operations on a stack structure.</text:p>
      <text:p text:style-name="P22"><text:s/>* <text:span text:style-name="T4">@author</text:span> Jay Wheeler.</text:p>
      <text:p text:style-name="P22"><text:s/>* <text:span text:style-name="T4">@version</text:span> 1.0</text:p>
      <text:p text:style-name="P22"><text:s/>* <text:span text:style-name="T4">@copyright</text:span> © 2012. EarthWalk Software.</text:p>
      <text:p text:style-name="P22"><text:s/>* <text:span text:style-name="T4">@license</text:span> Licensed under the Academic Free License version 3.0</text:p>
      <text:p text:style-name="P22"><text:s/>* <text:span text:style-name="T4">@package</text:span> Stack.</text:p>
      <text:p text:style-name="P22"><text:s/>*/</text:p>
      <text:p text:style-name="P22">class Stack implements \Iterator, \Countable, \ArrayAccess, \Serializable</text:p>
      <text:p text:style-name="P22">{</text:p>
      <text:p text:style-name="P22"><text:tab/>/**</text:p>
      <text:p text:style-name="P22"><text:tab/> * $stack</text:p>
      <text:p text:style-name="P22"><text:tab/> *</text:p>
      <text:p text:style-name="P22"><text:tab/> * array to store information</text:p>
      <text:p text:style-name="P22"><text:tab/> * <text:span text:style-name="T4">@var</text:span> array $stack</text:p>
      <text:p text:style-name="P22"><text:tab/> */</text:p>
      <text:p text:style-name="P22"><text:tab/>protected $stack;</text:p>
      <text:p text:style-name="P22"/>
      <text:p text:style-name="P22"><text:tab/>/**</text:p>
      <text:p text:style-name="P22"><text:tab/> * iteratorMode</text:p>
      <text:p text:style-name="P22"><text:tab/> * </text:p>
      <text:p text:style-name="P22"><text:tab/> * SplDoublyLinkedList::IT_MODE_KEEP or SplDoublyLinkedList::IT_MODE_DELETE</text:p>
      <text:p text:style-name="P22"><text:tab/> * <text:span text:style-name="T4">@var</text:span> $iteratorMode</text:p>
      <text:p text:style-name="P22"><text:tab/> */</text:p>
      <text:p text:style-name="P22"><text:tab/>protected $iteratorMode;</text:p>
      <text:p text:style-name="P22"/>
      <text:p text:style-name="P22"><text:tab/>/**</text:p>
      <text:p text:style-name="P22"><text:tab/> * __construct</text:p>
      <text:p text:style-name="P22"><text:tab/> *</text:p>
      <text:p text:style-name="P22"><text:tab/> * Class constructor.</text:p>
      <text:p text:style-name="P22"><text:tab/> * <text:span text:style-name="T4">@return</text:span> Stack class object</text:p>
      <text:p text:style-name="P22"><text:tab/> */</text:p>
      <text:p text:style-name="P22"><text:tab/>public function __construct()</text:p>
      <text:p text:style-name="P22"><text:tab/>{</text:p>
      <text:p text:style-name="P22"><text:tab/><text:tab/>$this-&gt;stack = array();</text:p>
      <text:p text:style-name="P22"><text:tab/><text:tab/>$this-&gt;iteratorMode = \SplDoublyLinkedList::IT_MODE_LIFO | <text:tab/><text:tab/><text:tab/><text:tab/><text:tab/><text:tab/><text:tab/> <text:s/>\SplDoublyLinkedList::IT_MODE_KEEP;</text:p>
      <text:p text:style-name="P22"><text:tab/>}</text:p>
      <text:p text:style-name="P22"/>
      <text:p text:style-name="P22"/>
      <text:p text:style-name="P25"><text:tab/>/**</text:p>
      <text:p text:style-name="P22"><text:tab/> * __destruct</text:p>
      <text:p text:style-name="P22"><text:tab/> *</text:p>
      <text:p text:style-name="P22"><text:tab/> * Class destructor</text:p>
      <text:p text:style-name="P22"><text:tab/> * <text:span text:style-name="T4">@return</text:span> null</text:p>
      <text:p text:style-name="P22"><text:tab/> */</text:p>
      <text:p text:style-name="P22"><text:tab/>public function __destruct()</text:p>
      <text:p text:style-name="P22"><text:tab/>{</text:p>
      <text:p text:style-name="P22"><text:tab/>}</text:p>
      <text:p text:style-name="P22"/>
      <text:p text:style-name="P22"><text:tab/>/**</text:p>
      <text:p text:style-name="P22"><text:tab/> * __toString</text:p>
      <text:p text:style-name="P22"><text:tab/> *</text:p>
      <text:p text:style-name="P22"><text:tab/> * Output the stack as a printable string</text:p>
      <text:p text:style-name="P22"><text:tab/> * <text:span text:style-name="T4">@return</text:span> string $buffer = printable string</text:p>
      <text:p text:style-name="P22"><text:tab/> */</text:p>
      <text:p text:style-name="P22"><text:tab/>public function __toString()</text:p>
      <text:p text:style-name="P22"><text:tab/>{</text:p>
      <text:p text:style-name="P22"><text:tab/><text:tab/>return PrintU\FormatArray::format($this-&gt;stack,</text:p>
      <text:p text:style-name="P22"><text:tab/><text:tab/><text:tab/><text:tab/><text:tab/><text:tab/><text:tab/> 'Stack contents',</text:p>
      <text:p text:style-name="P22"><text:tab/><text:tab/><text:tab/><text:tab/><text:tab/><text:tab/><text:tab/> false, </text:p>
      <text:p text:style-name="P22"><text:tab/><text:tab/><text:tab/><text:tab/><text:tab/><text:tab/><text:tab/> false);</text:p>
      <text:p text:style-name="P22"><text:tab/>}</text:p>
      <text:p text:style-name="P22"/>
      <text:p text:style-name="P22"><text:tab/>/**</text:p>
      <text:p text:style-name="P22"><text:tab/> * bottom</text:p>
      <text:p text:style-name="P22"><text:tab/> *</text:p>
      <text:p text:style-name="P22"><text:tab/> * Rewind the internal array pointer and return the first item pointed to</text:p>
      <text:p text:style-name="P22"><text:tab/> * <text:span text:style-name="T4">@return</text:span> mixed $current = item pointed to following the rewind() operation</text:p>
      <text:p text:style-name="P22"><text:tab/> * <text:span text:style-name="T4">@throws</text:span> Stack\Exception</text:p>
      <text:p text:style-name="P22"><text:tab/> */</text:p>
      <text:p text:style-name="P22"><text:tab/>public function bottom()</text:p>
      <text:p text:style-name="P22"><text:tab/>{</text:p>
      <text:p text:style-name="P22"><text:tab/><text:tab/>if (count($this-&gt;stack) == 0)</text:p>
      <text:p text:style-name="P22"><text:tab/><text:tab/>{</text:p>
      <text:p text:style-name="P22"><text:tab/><text:tab/><text:tab/>throw new Exception(Error::code('StackEmpty'));</text:p>
      <text:p text:style-name="P22"><text:tab/><text:tab/>}</text:p>
      <text:p text:style-name="P22"/>
      <text:p text:style-name="P22"><text:tab/><text:tab/>$bottom = <text:tab/>function($stack)</text:p>
      <text:p text:style-name="P22"><text:tab/><text:tab/><text:tab/><text:tab/> <text:s/><text:tab/>{</text:p>
      <text:p text:style-name="P22"><text:tab/><text:tab/><text:tab/><text:tab/> <text:s/><text:tab/><text:tab/>return array_shift($stack);</text:p>
      <text:p text:style-name="P22"><text:tab/><text:tab/><text:tab/><text:tab/> <text:s/><text:tab/>};</text:p>
      <text:p text:style-name="P22"/>
      <text:p text:style-name="P22"><text:tab/><text:tab/>return $bottom($this-&gt;stack);</text:p>
      <text:p text:style-name="P22"><text:tab/>}</text:p>
      <text:p text:style-name="P22"/>
      <text:p text:style-name="P22"><text:tab/>/**</text:p>
      <text:p text:style-name="P22"><text:tab/> * count.</text:p>
      <text:p text:style-name="P22"><text:tab/> *</text:p>
      <text:p text:style-name="P22"><text:tab/> * returns the number of elements in the stack</text:p>
      <text:p text:style-name="P22"><text:tab/> * <text:span text:style-name="T4">@return</text:span> integer $count = number of elements in the stack</text:p>
      <text:p text:style-name="P22"><text:tab/> */</text:p>
      <text:p text:style-name="P22"><text:tab/>public function count()</text:p>
      <text:p text:style-name="P22"><text:tab/>{</text:p>
      <text:p text:style-name="P22"><text:tab/><text:tab/>return count($this-&gt;stack);</text:p>
      <text:p text:style-name="P22"><text:tab/>}</text:p>
      <text:p text:style-name="P22"/>
      <text:p text:style-name="P22"/>
      <text:p text:style-name="P25"><text:tab/>/**</text:p>
      <text:p text:style-name="P22"><text:tab/> * current.</text:p>
      <text:p text:style-name="P22"><text:tab/> *</text:p>
      <text:p text:style-name="P22"><text:tab/> * Returns the current stack element.</text:p>
      <text:p text:style-name="P22"><text:tab/> * <text:span text:style-name="T4">@return</text:span> mixed $value = value of the next element in the stack</text:p>
      <text:p text:style-name="P22"><text:tab/> */</text:p>
      <text:p text:style-name="P22"><text:tab/>public function current()</text:p>
      <text:p text:style-name="P22"><text:tab/>{</text:p>
      <text:p text:style-name="P22"><text:tab/><text:tab/>return current($this-&gt;stack);</text:p>
      <text:p text:style-name="P22"><text:tab/>}</text:p>
      <text:p text:style-name="P22"/>
      <text:p text:style-name="P22"><text:tab/>/**</text:p>
      <text:p text:style-name="P22"><text:tab/> * getIteratorMode</text:p>
      <text:p text:style-name="P22"><text:tab/> *</text:p>
      <text:p text:style-name="P22"><text:tab/> * Gets the mode of iteration</text:p>
      <text:p text:style-name="P22"><text:tab/> * <text:span text:style-name="T4">@return</text:span> integer $mode = iteration mode</text:p>
      <text:p text:style-name="P22"><text:tab/> */</text:p>
      <text:p text:style-name="P22"><text:tab/>public function getIteratorMode()</text:p>
      <text:p text:style-name="P22"><text:tab/>{</text:p>
      <text:p text:style-name="P22"><text:tab/><text:tab/>return $this-&gt;iteratorMode;</text:p>
      <text:p text:style-name="P22"><text:tab/>}</text:p>
      <text:p text:style-name="P22"/>
      <text:p text:style-name="P22"><text:tab/>/**</text:p>
      <text:p text:style-name="P22"><text:tab/> * isEmpty</text:p>
      <text:p text:style-name="P22"><text:tab/> *</text:p>
      <text:p text:style-name="P22"><text:tab/> * Return true if the stack is empty, false if not</text:p>
      <text:p text:style-name="P22"><text:tab/> * <text:span text:style-name="T4">@return</text:span> boolean $empty = true if stack is empty, false if not</text:p>
      <text:p text:style-name="P22"><text:tab/> */</text:p>
      <text:p text:style-name="P22"><text:tab/>public function isEmpty()</text:p>
      <text:p text:style-name="P22"><text:tab/>{</text:p>
      <text:p text:style-name="P22"><text:tab/><text:tab/>return (count($this-&gt;stack) == 0) ? true : false;</text:p>
      <text:p text:style-name="P22"><text:tab/>}</text:p>
      <text:p text:style-name="P22"/>
      <text:p text:style-name="P22"><text:tab/>/**</text:p>
      <text:p text:style-name="P22"><text:tab/> * key.</text:p>
      <text:p text:style-name="P22"><text:tab/> *</text:p>
      <text:p text:style-name="P22"><text:tab/> * Returns the current stack key value.</text:p>
      <text:p text:style-name="P22"><text:tab/> * <text:span text:style-name="T4">@return</text:span> mixed $key = current stack key value.</text:p>
      <text:p text:style-name="P22"><text:tab/> */</text:p>
      <text:p text:style-name="P22"><text:tab/>public function key()</text:p>
      <text:p text:style-name="P22"><text:tab/>{</text:p>
      <text:p text:style-name="P22"><text:tab/><text:tab/>return key($this-&gt;stack);</text:p>
      <text:p text:style-name="P22"><text:tab/>}</text:p>
      <text:p text:style-name="P22"/>
      <text:p text:style-name="P22"><text:tab/>/**</text:p>
      <text:p text:style-name="P22"><text:tab/> * next.</text:p>
      <text:p text:style-name="P22"><text:tab/> *</text:p>
      <text:p text:style-name="P22"><text:tab/> * advances the key to the next element and return its' value.</text:p>
      <text:p text:style-name="P22"><text:tab/> * <text:span text:style-name="T4">@return</text:span> mixed $next = next element in the stack.</text:p>
      <text:p text:style-name="P22"><text:tab/> */</text:p>
      <text:p text:style-name="P22"><text:tab/>public function next()</text:p>
      <text:p text:style-name="P22"><text:tab/>{</text:p>
      <text:p text:style-name="P22"><text:tab/><text:tab/>if ($this-&gt;iteratorMode &amp; \SplDoublyLinkedList::IT_MODE_DELETE)</text:p>
      <text:p text:style-name="P22"><text:tab/><text:tab/>{</text:p>
      <text:p text:style-name="P22"><text:tab/><text:tab/><text:tab/>$this-&gt;offsetUnset($this-&gt;key());</text:p>
      <text:p text:style-name="P22"><text:tab/><text:tab/><text:tab/>return $this-&gt;current();</text:p>
      <text:p text:style-name="P22"><text:tab/><text:tab/>}</text:p>
      <text:p text:style-name="P22"/>
      <text:p text:style-name="P22"><text:tab/><text:tab/>return next($this-&gt;stack);</text:p>
      <text:p text:style-name="P22"><text:tab/>}</text:p>
      <text:p text:style-name="P22"/>
      <text:p text:style-name="P22"><text:soft-page-break/><text:tab/>/**</text:p>
      <text:p text:style-name="P22"><text:tab/> * offsetGet</text:p>
      <text:p text:style-name="P22"><text:tab/> *</text:p>
      <text:p text:style-name="P22"><text:tab/> * Get value at the specified $offset</text:p>
      <text:p text:style-name="P22"><text:tab/> * <text:span text:style-name="T4">@param</text:span> integer $offset = offset in the stack to fetch value from</text:p>
      <text:p text:style-name="P22"><text:tab/> * <text:span text:style-name="T4">@return</text:span> mixed $stack[$offset]</text:p>
      <text:p text:style-name="P22"><text:tab/> */</text:p>
      <text:p text:style-name="P22"><text:tab/>public function offsetGet($offset)</text:p>
      <text:p text:style-name="P22"><text:tab/>{</text:p>
      <text:p text:style-name="P22"><text:tab/><text:tab/>return $this-&gt;offsetExists($offset) ? $this-&gt;stack[$offset] : null;</text:p>
      <text:p text:style-name="P22"><text:tab/>}</text:p>
      <text:p text:style-name="P22"/>
      <text:p text:style-name="P22"><text:tab/>/**</text:p>
      <text:p text:style-name="P22"><text:tab/> * offsetExists</text:p>
      <text:p text:style-name="P22"><text:tab/> *</text:p>
      <text:p text:style-name="P22"><text:tab/> * return true if a value exists at stack location $offset</text:p>
      <text:p text:style-name="P22"><text:tab/> * <text:span text:style-name="T4">@param</text:span> integer $offset = offset location to check</text:p>
      <text:p text:style-name="P22"><text:tab/> * <text:span text:style-name="T4">@return</text:span> boolean true = exists, false = doesn't exist</text:p>
      <text:p text:style-name="P22"><text:tab/> */</text:p>
      <text:p text:style-name="P22"><text:tab/>public function offsetExists($offset)</text:p>
      <text:p text:style-name="P22"><text:tab/>{</text:p>
      <text:p text:style-name="P22"><text:tab/><text:tab/>return array_key_exists($offset, $this-&gt;stack);</text:p>
      <text:p text:style-name="P22"><text:tab/>}</text:p>
      <text:p text:style-name="P22"/>
      <text:p text:style-name="P22"><text:tab/>/**</text:p>
      <text:p text:style-name="P22"><text:tab/> * offsetSet</text:p>
      <text:p text:style-name="P22"><text:tab/> *</text:p>
      <text:p text:style-name="P24"><text:tab/> * Set the stack at $offset to $value. if $offset is null,</text:p>
      <text:p text:style-name="P24"><text:tab/> *<text:tab/>set next stack entry to $value</text:p>
      <text:p text:style-name="P22"><text:tab/> * <text:span text:style-name="T4">@param</text:span> integer $offset = offset to stack location to set</text:p>
      <text:p text:style-name="P22"><text:tab/> * <text:span text:style-name="T4">@param</text:span> mixed $value = value to set stack at $offset to</text:p>
      <text:p text:style-name="P22"><text:tab/> */</text:p>
      <text:p text:style-name="P22"><text:tab/>public function offsetSet($offset, $value)</text:p>
      <text:p text:style-name="P22"><text:tab/>{</text:p>
      <text:p text:style-name="P22"><text:tab/><text:tab/>if (is_null($offset))</text:p>
      <text:p text:style-name="P22"><text:tab/><text:tab/>{</text:p>
      <text:p text:style-name="P22"><text:tab/><text:tab/><text:tab/>$this-&gt;stack[] = $value;</text:p>
      <text:p text:style-name="P22"><text:tab/><text:tab/>}</text:p>
      <text:p text:style-name="P22"><text:tab/><text:tab/>else</text:p>
      <text:p text:style-name="P22"><text:tab/><text:tab/>{</text:p>
      <text:p text:style-name="P22"><text:tab/><text:tab/><text:tab/>$this-&gt;stack[$offset] = $value;</text:p>
      <text:p text:style-name="P22"><text:tab/><text:tab/>}</text:p>
      <text:p text:style-name="P22"><text:tab/>}</text:p>
      <text:p text:style-name="P22"/>
      <text:p text:style-name="P22"><text:tab/>/**</text:p>
      <text:p text:style-name="P22"><text:tab/> * offsetUnset</text:p>
      <text:p text:style-name="P22"><text:tab/> *</text:p>
      <text:p text:style-name="P22"><text:tab/> * Unset the entry at stack location $offset</text:p>
      <text:p text:style-name="P22"><text:tab/> * <text:span text:style-name="T4">@param</text:span> integer $offset = location to unset</text:p>
      <text:p text:style-name="P22"><text:tab/> */</text:p>
      <text:p text:style-name="P22"><text:tab/>public function offsetUnset($offset)</text:p>
      <text:p text:style-name="P22"><text:tab/>{</text:p>
      <text:p text:style-name="P22"><text:tab/><text:tab/>unset($this-&gt;stack[$offset]);</text:p>
      <text:p text:style-name="P22"><text:tab/>}</text:p>
      <text:p text:style-name="P22"/>
      <text:p text:style-name="P22"/>
      <text:p text:style-name="P25"><text:tab/>/**</text:p>
      <text:p text:style-name="P22"><text:tab/> * pop</text:p>
      <text:p text:style-name="P22"><text:tab/> *</text:p>
      <text:p text:style-name="P24"><text:tab/> * extracts the last value in the array, </text:p>
      <text:p text:style-name="P24"><text:tab/> * <text:s text:c="9"/>decreases the array size by one and returns the element value</text:p>
      <text:p text:style-name="P22"><text:tab/> * <text:span text:style-name="T4">@return</text:span> mixed $element = the value extracted from the array</text:p>
      <text:p text:style-name="P22"><text:tab/> * <text:span text:style-name="T4">@throws</text:span> \Library\Stack\Exception</text:p>
      <text:p text:style-name="P22"><text:tab/> */</text:p>
      <text:p text:style-name="P22"><text:tab/>public function pop()</text:p>
      <text:p text:style-name="P22"><text:tab/>{</text:p>
      <text:p text:style-name="P22"><text:tab/><text:tab/>if (count($this-&gt;stack) == 0)</text:p>
      <text:p text:style-name="P22"><text:tab/><text:tab/>{</text:p>
      <text:p text:style-name="P22"><text:tab/><text:tab/><text:tab/>throw new Exception(Error::code('StackEmpty'));</text:p>
      <text:p text:style-name="P22"><text:tab/><text:tab/>}</text:p>
      <text:p text:style-name="P22"/>
      <text:p text:style-name="P22"><text:tab/><text:tab/>return array_pop($this-&gt;stack);</text:p>
      <text:p text:style-name="P22"><text:tab/>}</text:p>
      <text:p text:style-name="P22"/>
      <text:p text:style-name="P22"><text:tab/>/**</text:p>
      <text:p text:style-name="P22"><text:tab/> * prev</text:p>
      <text:p text:style-name="P22"><text:tab/> *</text:p>
      <text:p text:style-name="P22"><text:tab/> * rewinds the stack pointer by one element and returns current stack value</text:p>
      <text:p text:style-name="P22"><text:tab/> * <text:span text:style-name="T4">@return</text:span> mixed $value = previous element in the stack.</text:p>
      <text:p text:style-name="P22"><text:tab/> */</text:p>
      <text:p text:style-name="P22"><text:tab/>public function prev()</text:p>
      <text:p text:style-name="P22"><text:tab/>{</text:p>
      <text:p text:style-name="P22"><text:tab/><text:tab/>return prev($this-&gt;stack);</text:p>
      <text:p text:style-name="P22"><text:tab/>}</text:p>
      <text:p text:style-name="P22"/>
      <text:p text:style-name="P22"><text:tab/>/**</text:p>
      <text:p text:style-name="P22"><text:tab/> * push</text:p>
      <text:p text:style-name="P22"><text:tab/> *</text:p>
      <text:p text:style-name="P22"><text:tab/> * push a new item onto the top (end) of the stack</text:p>
      <text:p text:style-name="P22"><text:tab/> * <text:span text:style-name="T4">@param</text:span> mixed $value = value to store on the stack</text:p>
      <text:p text:style-name="P22"><text:tab/> * <text:span text:style-name="T4">@return</text:span> mixed $value = value on the top of the stack</text:p>
      <text:p text:style-name="P22"><text:tab/> */</text:p>
      <text:p text:style-name="P22"><text:tab/>public function push($value)</text:p>
      <text:p text:style-name="P22"><text:tab/>{</text:p>
      <text:p text:style-name="P22"><text:tab/><text:tab/>array_push($this-&gt;stack, $value);</text:p>
      <text:p text:style-name="P22"><text:tab/><text:tab/>return end($this-&gt;stack);</text:p>
      <text:p text:style-name="P22"><text:tab/>}</text:p>
      <text:p text:style-name="P22"/>
      <text:p text:style-name="P22"><text:tab/>/**</text:p>
      <text:p text:style-name="P22"><text:tab/> * rewind.</text:p>
      <text:p text:style-name="P22"><text:tab/> *</text:p>
      <text:p text:style-name="P22"><text:tab/> * Moves the current stack pointer to the first element in the stack.</text:p>
      <text:p text:style-name="P22"><text:tab/> */</text:p>
      <text:p text:style-name="P22"><text:tab/>public function rewind()</text:p>
      <text:p text:style-name="P22"><text:tab/>{</text:p>
      <text:p text:style-name="P22"><text:tab/><text:tab/>reset($this-&gt;stack);</text:p>
      <text:p text:style-name="P22"><text:tab/>}</text:p>
      <text:p text:style-name="P22"/>
      <text:p text:style-name="P22"/>
      <text:p text:style-name="P25"><text:tab/>/**</text:p>
      <text:p text:style-name="P22"><text:tab/> * serialize</text:p>
      <text:p text:style-name="P22"><text:tab/> *</text:p>
      <text:p text:style-name="P22"><text:tab/> * Serialize the storage</text:p>
      <text:p text:style-name="P22"><text:tab/> * <text:span text:style-name="T4">@return</text:span> string $serialized = serialized storage string</text:p>
      <text:p text:style-name="P22"><text:tab/> */</text:p>
      <text:p text:style-name="P22"><text:tab/>public function serialize()</text:p>
      <text:p text:style-name="P22"><text:tab/>{</text:p>
      <text:p text:style-name="P22"><text:tab/><text:tab/>return serialize(get_object_vars($this));</text:p>
      <text:p text:style-name="P22"><text:tab/>}</text:p>
      <text:p text:style-name="P22"/>
      <text:p text:style-name="P22"><text:tab/>/**</text:p>
      <text:p text:style-name="P22"><text:tab/> * setIteratorMode</text:p>
      <text:p text:style-name="P22"><text:tab/> *</text:p>
      <text:p text:style-name="P22"><text:tab/> * Sets the mode of iteration</text:p>
      <text:p text:style-name="P22"><text:tab/> * <text:span text:style-name="T4">@param</text:span> integer $mode = iteration mode</text:p>
      <text:p text:style-name="P22"><text:tab/> * <text:span text:style-name="T4">@throws</text:span> \Library\Stack\Exception</text:p>
      <text:p text:style-name="P22"><text:tab/> */</text:p>
      <text:p text:style-name="P22"><text:tab/>public function setIteratorMode($mode)</text:p>
      <text:p text:style-name="P22"><text:tab/>{</text:p>
      <text:p text:style-name="P22"><text:tab/><text:tab/>if (($mode &amp; \SplDoublyLinkedList::IT_MODE_LIFO) !==</text:p>
      <text:p text:style-name="P22"><text:s/><text:tab/><text:tab/><text:tab/>\SplDoublyLinkedList::IT_MODE_LIFO)</text:p>
      <text:p text:style-name="P22"><text:tab/><text:tab/>{</text:p>
      <text:p text:style-name="P22"><text:tab/><text:tab/><text:tab/>throw new Exception(Error::code('StackInvalidMode'));</text:p>
      <text:p text:style-name="P22"><text:tab/><text:tab/>}</text:p>
      <text:p text:style-name="P22"/>
      <text:p text:style-name="P22"><text:tab/><text:tab/>$this-&gt;iteratorMode = $mode;</text:p>
      <text:p text:style-name="P22"><text:tab/>}</text:p>
      <text:p text:style-name="P22"/>
      <text:p text:style-name="P22"><text:tab/>/**</text:p>
      <text:p text:style-name="P22"><text:tab/> * shift</text:p>
      <text:p text:style-name="P22"><text:tab/> *</text:p>
      <text:p text:style-name="P22"><text:tab/> * remove a value from the beginning of the stack</text:p>
      <text:p text:style-name="P22"><text:tab/> * <text:span text:style-name="T4">@return</text:span> mixed $value = value shifted off the stack</text:p>
      <text:p text:style-name="P22"><text:tab/> * <text:span text:style-name="T4">@throws</text:span> \Library\Stack\Exception</text:p>
      <text:p text:style-name="P22"><text:tab/> */</text:p>
      <text:p text:style-name="P22"><text:tab/>public function shift()</text:p>
      <text:p text:style-name="P22"><text:tab/>{</text:p>
      <text:p text:style-name="P22"><text:tab/><text:tab/>if (count($this-&gt;stack) == 0)</text:p>
      <text:p text:style-name="P22"><text:tab/><text:tab/>{</text:p>
      <text:p text:style-name="P22"><text:tab/><text:tab/><text:tab/>throw new Exception(Error::code('StackEmpty'));</text:p>
      <text:p text:style-name="P22"><text:tab/><text:tab/>}</text:p>
      <text:p text:style-name="P22"/>
      <text:p text:style-name="P22"><text:tab/><text:tab/>return array_shift($this-&gt;stack);</text:p>
      <text:p text:style-name="P22"><text:tab/>}</text:p>
      <text:p text:style-name="P22"/>
      <text:p text:style-name="P22"/>
      <text:p text:style-name="P25"><text:tab/>/**</text:p>
      <text:p text:style-name="P22"><text:tab/> * top</text:p>
      <text:p text:style-name="P22"><text:tab/> *</text:p>
      <text:p text:style-name="P22"><text:tab/> * return the top of stack value, throws exception if the stack is empty</text:p>
      <text:p text:style-name="P22"><text:tab/> * <text:span text:style-name="T4">@return</text:span> integer $top = top of the stack value</text:p>
      <text:p text:style-name="P22"><text:tab/> * <text:span text:style-name="T4">@throws</text:span> \Library\Stack\Exception</text:p>
      <text:p text:style-name="P22"><text:tab/> */</text:p>
      <text:p text:style-name="P22"><text:tab/>public function top()</text:p>
      <text:p text:style-name="P22"><text:tab/>{</text:p>
      <text:p text:style-name="P22"><text:tab/><text:tab/>if (count($this-&gt;stack) == 0)</text:p>
      <text:p text:style-name="P22"><text:tab/><text:tab/>{</text:p>
      <text:p text:style-name="P22"><text:tab/><text:tab/><text:tab/>throw new Exception(Error::code('StackEmpty'));</text:p>
      <text:p text:style-name="P22"><text:tab/><text:tab/>}</text:p>
      <text:p text:style-name="P22"/>
      <text:p text:style-name="P22"><text:tab/><text:tab/>return end($this-&gt;stack);</text:p>
      <text:p text:style-name="P22"><text:tab/>}</text:p>
      <text:p text:style-name="P22"/>
      <text:p text:style-name="P22"><text:tab/>/**</text:p>
      <text:p text:style-name="P22"><text:tab/> * unserialize</text:p>
      <text:p text:style-name="P22"><text:tab/> *</text:p>
      <text:p text:style-name="P22"><text:tab/> * Unserialize a Library\Stack serialized string</text:p>
      <text:p text:style-name="P22"><text:tab/> */</text:p>
      <text:p text:style-name="P22"><text:tab/>public function unserialize($serialized)</text:p>
      <text:p text:style-name="P22"><text:tab/>{</text:p>
      <text:p text:style-name="P22"><text:tab/><text:tab/>foreach(unserialize($serialized) as $key =&gt; $value)</text:p>
      <text:p text:style-name="P22"><text:tab/><text:tab/>{</text:p>
      <text:p text:style-name="P22"><text:tab/><text:tab/><text:tab/>$this-&gt;{$key} = $value;</text:p>
      <text:p text:style-name="P22"><text:tab/><text:tab/>}</text:p>
      <text:p text:style-name="P22"><text:tab/>}</text:p>
      <text:p text:style-name="P22"/>
      <text:p text:style-name="P22"><text:tab/>/**</text:p>
      <text:p text:style-name="P22"><text:tab/> * unshift</text:p>
      <text:p text:style-name="P22"><text:tab/> *</text:p>
      <text:p text:style-name="P22"><text:tab/> * add a value to the beginning of the stack</text:p>
      <text:p text:style-name="P22"><text:tab/> * <text:span text:style-name="T4">@param</text:span> mixed $value = value to shift onto the stack</text:p>
      <text:p text:style-name="P22"><text:tab/> */</text:p>
      <text:p text:style-name="P22"><text:tab/>public function unshift($value)</text:p>
      <text:p text:style-name="P22"><text:tab/>{</text:p>
      <text:p text:style-name="P22"><text:tab/><text:tab/>array_unshift($this-&gt;stack, $value);</text:p>
      <text:p text:style-name="P22"><text:tab/>}</text:p>
      <text:p text:style-name="P22"/>
      <text:p text:style-name="P22"><text:tab/>/**</text:p>
      <text:p text:style-name="P22"><text:tab/> * valid.</text:p>
      <text:p text:style-name="P22"><text:tab/> *</text:p>
      <text:p text:style-name="P22"><text:tab/> * Returns the validity of the current stack pointer</text:p>
      <text:p text:style-name="P22"><text:tab/> * <text:span text:style-name="T4">@return</text:span> boolean true = the current stack pointer is valid.</text:p>
      <text:p text:style-name="P22"><text:tab/> */</text:p>
      <text:p text:style-name="P22"><text:tab/>public function valid()</text:p>
      <text:p text:style-name="P22"><text:tab/>{</text:p>
      <text:p text:style-name="P22"><text:tab/><text:tab/>return (current($this-&gt;stack) === false) ? False : true;</text:p>
      <text:p text:style-name="P22"><text:tab/>}</text:p>
      <text:p text:style-name="P22"/>
      <text:p text:style-name="P22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Stack<text:tab/><text:tab/><text:tab/><text:tab/><text:page-number text:select-page="current">10</text:page-number><text:tab/><text:tab/><text:tab/><text:tab/><text:date style:data-style-name="N76" text:date-value="2012-12-14T14:14:31">December 1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1T22:57:55</meta:creation-date>
    <dc:title>ClassDocument</dc:title>
    <meta:editing-duration>PT53H18M05S</meta:editing-duration>
    <meta:editing-cycles>48</meta:editing-cycles>
    <meta:generator>OpenOffice.org/3.2$Linux OpenOffice.org_project/320m12$Build-9483</meta:generator>
    <meta:initial-creator>Jay Wheeler</meta:initial-creator>
    <dc:date>2012-12-14T14:14:31</dc:date>
    <dc:creator>Jay Wheeler</dc:creator>
    <meta:document-statistic meta:table-count="10" meta:image-count="0" meta:object-count="0" meta:page-count="34" meta:paragraph-count="991" meta:word-count="4318" meta:character-count="26712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6-01T22:57:54"/>
  </office:meta>
</office:document-meta>
</file>